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2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0.658cm" fo:break-before="auto" style:use-optimal-row-height="false"/>
    </style:style>
    <style:style style:name="ro8" style:family="table-row">
      <style:table-row-properties style:row-height="1.104cm" fo:break-before="auto" style:use-optimal-row-height="false"/>
    </style:style>
    <style:style style:name="ro9" style:family="table-row">
      <style:table-row-properties style:row-height="1.131cm" fo:break-before="auto" style:use-optimal-row-height="false"/>
    </style:style>
    <style:style style:name="ro10" style:family="table-row">
      <style:table-row-properties style:row-height="0.631cm" fo:break-before="auto" style:use-optimal-row-height="false"/>
    </style:style>
    <style:style style:name="ro11" style:family="table-row">
      <style:table-row-properties style:row-height="0.947cm" fo:break-before="auto" style:use-optimal-row-height="false"/>
    </style:style>
    <style:style style:name="ro12" style:family="table-row">
      <style:table-row-properties style:row-height="1cm" fo:break-before="auto" style:use-optimal-row-height="false"/>
    </style:style>
    <style:style style:name="ro13" style:family="table-row">
      <style:table-row-properties style:row-height="0.868cm" fo:break-before="auto" style:use-optimal-row-height="false"/>
    </style:style>
    <style:style style:name="ro14" style:family="table-row">
      <style:table-row-properties style:row-height="0.841cm" fo:break-before="auto" style:use-optimal-row-height="false"/>
    </style:style>
    <style:style style:name="ro15" style:family="table-row">
      <style:table-row-properties style:row-height="0.974cm" fo:break-before="auto" style:use-optimal-row-height="false"/>
    </style:style>
    <style:style style:name="ro16" style:family="table-row">
      <style:table-row-properties style:row-height="1.027cm" fo:break-before="auto" style:use-optimal-row-height="false"/>
    </style:style>
    <style:style style:name="ro17" style:family="table-row">
      <style:table-row-properties style:row-height="1.157cm" fo:break-before="auto" style:use-optimal-row-height="false"/>
    </style:style>
    <style:style style:name="ro18" style:family="table-row">
      <style:table-row-properties style:row-height="1.053cm" fo:break-before="auto" style:use-optimal-row-height="false"/>
    </style:style>
    <style:style style:name="ro19" style:family="table-row">
      <style:table-row-properties style:row-height="1.078cm" fo:break-before="auto" style:use-optimal-row-height="false"/>
    </style:style>
    <style:style style:name="ro20" style:family="table-row">
      <style:table-row-properties style:row-height="1.2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center"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00ccff" style:text-align-source="fix" style:repeat-content="false" fo:border="0.002cm solid #000000"/>
      <style:paragraph-properties fo:text-align="center" fo:margin-left="0cm"/>
    </style:style>
    <style:style style:name="ce5" style:family="table-cell" style:parent-style-name="Default">
      <style:table-cell-properties fo:background-color="#99ff66" style:text-align-source="fix" style:repeat-content="false" fo:border="0.002cm solid #000000"/>
      <style:paragraph-properties fo:text-align="justify" fo:margin-left="0cm"/>
    </style:style>
    <style:style style:name="ce6" style:family="table-cell" style:parent-style-name="Default">
      <style:table-cell-properties fo:background-color="#ff6600" style:text-align-source="fix" style:repeat-content="false" fo:border="0.002cm solid #000000"/>
      <style:paragraph-properties fo:text-align="justify" fo:margin-left="0cm"/>
    </style:style>
    <style:style style:name="ce7" style:family="table-cell" style:parent-style-name="Default">
      <style:table-cell-properties fo:background-color="#99ff66" fo:border="0.002cm solid #000000"/>
    </style:style>
    <style:style style:name="ce8" style:family="table-cell" style:parent-style-name="Default">
      <style:table-cell-properties fo:background-color="#99ff66"/>
    </style:style>
    <style:style style:name="ce9" style:family="table-cell" style:parent-style-name="Default">
      <style:table-cell-properties fo:background-color="#99ff66" style:text-align-source="value-type" style:repeat-content="false" fo:border="0.002cm solid #000000"/>
      <style:paragraph-properties fo:margin-left="0cm"/>
    </style:style>
    <style:style style:name="ce10" style:family="table-cell" style:parent-style-name="Default">
      <style:table-cell-properties fo:background-color="#00ccff" fo:border="0.002cm solid #000000"/>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fo:background-color="#ff6600" fo:border="0.002cm solid #000000"/>
    </style:style>
    <style:style style:name="ce13" style:family="table-cell" style:parent-style-name="Default">
      <style:table-cell-properties style:text-align-source="fix" style:repeat-content="false" fo:border="0.002cm solid #000000"/>
      <style:paragraph-properties fo:text-align="center" fo:margin-left="0cm"/>
    </style:style>
    <style:style style:name="ce14" style:family="table-cell" style:parent-style-name="Default">
      <style:table-cell-properties fo:background-color="#99ff66" style:text-align-source="fix" style:repeat-content="false"/>
      <style:paragraph-properties fo:text-align="center" fo:margin-left="0cm"/>
    </style:style>
    <style:style style:name="ce15" style:family="table-cell" style:parent-style-name="Default">
      <style:table-cell-properties fo:border="0.002cm solid #000000"/>
    </style:style>
    <style:style style:name="ce16" style:family="table-cell" style:parent-style-name="Default">
      <style:table-cell-properties fo:background-color="#99ff66" style:text-align-source="fix" style:repeat-content="false"/>
      <style:paragraph-properties fo:text-align="justify" fo:margin-left="0cm"/>
    </style:style>
    <style:style style:name="ce17" style:family="table-cell" style:parent-style-name="Default">
      <style:table-cell-properties fo:background-color="#00ccff" style:text-align-source="fix" style:repeat-content="false"/>
      <style:paragraph-properties fo:text-align="center" fo:margin-left="0cm"/>
    </style:style>
  </office:automatic-styles>
  <office:body>
    <office:spreadsheet>
      <table:table table:name="Formulaire_ 2069_A_SD" table:style-name="ta1" table:print="false">
        <table:table-column table:style-name="co1" table:number-columns-repeated="5" table:default-cell-style-name="ce7"/>
        <table:table-column table:style-name="co2" table:default-cell-style-name="ce7"/>
        <table:table-column table:style-name="co1" table:default-cell-style-name="ce3"/>
        <table:table-column table:style-name="co1" table:number-columns-repeated="3" table:default-cell-style-name="ce13"/>
        <table:table-column table:style-name="co1" table:number-columns-repeated="3" table:default-cell-style-name="Default"/>
        <table:table-row table:style-name="ro1">
          <table:table-cell table:style-name="ce1" office:value-type="string" table:number-columns-spanned="4" table:number-rows-spanned="1">
            <text:p>CRÉDIT D’IMPÔT EN FAVEUR DE LA RECHERCHE</text:p>
          </table:table-cell>
          <table:covered-table-cell table:number-columns-repeated="3" table:style-name="Default"/>
          <table:table-cell table:style-name="Default" table:number-columns-repeated="6"/>
          <table:table-cell table:number-columns-repeated="3"/>
        </table:table-row>
        <table:table-row table:style-name="ro1">
          <table:table-cell table:style-name="Default" table:number-columns-repeated="10"/>
          <table:table-cell table:number-columns-repeated="3"/>
        </table:table-row>
        <table:table-row table:style-name="ro1">
          <table:table-cell table:style-name="ce2" office:value-type="string" table:number-columns-spanned="9" table:number-rows-spanned="1">
            <text:p>Les déclarations 2069-A-SD, 2069-A-1-SD et 2069-A-2-SD sont obligatoirement télé-déclarées à compter du 1er janvier 2020</text:p>
          </table:table-cell>
          <table:covered-table-cell table:number-columns-repeated="8" table:style-name="ce12"/>
          <table:table-cell table:style-name="Default"/>
          <table:table-cell table:number-columns-repeated="3"/>
        </table:table-row>
        <table:table-row table:style-name="ro1">
          <table:table-cell table:style-name="ce2" office:value-type="string" table:number-columns-spanned="9" table:number-rows-spanned="1">
            <text:p>en utilisant la procédure EDI-TDFC. Pour plus d’information sur la télédéclaration, veuillez consulter le portail fiscal</text:p>
          </table:table-cell>
          <table:covered-table-cell table:number-columns-repeated="8" table:style-name="ce12"/>
          <table:table-cell table:style-name="Default"/>
          <table:table-cell table:number-columns-repeated="3"/>
        </table:table-row>
        <table:table-row table:style-name="ro1">
          <table:table-cell table:style-name="ce2" office:value-type="string" table:number-columns-spanned="9" table:number-rows-spanned="1">
            <text:p>www.impots.gouv.fr, rubrique « Professionnels ». Dans ces conditions, il n'est plus nécessaire d'adresser une copie au</text:p>
          </table:table-cell>
          <table:covered-table-cell table:number-columns-repeated="8" table:style-name="ce12"/>
          <table:table-cell table:style-name="Default"/>
          <table:table-cell table:number-columns-repeated="3"/>
        </table:table-row>
        <table:table-row table:style-name="ro1">
          <table:table-cell table:style-name="ce2" office:value-type="string" table:number-columns-spanned="9" table:number-rows-spanned="1">
            <text:p>Ministère chargé de la Recherche, les données lui étant directement transmises.</text:p>
          </table:table-cell>
          <table:covered-table-cell table:number-columns-repeated="8" table:style-name="ce12"/>
          <table:table-cell table:style-name="Default"/>
          <table:table-cell table:number-columns-repeated="3"/>
        </table:table-row>
        <table:table-row table:style-name="ro1">
          <table:table-cell table:style-name="Default" table:number-columns-repeated="10"/>
          <table:table-cell table:number-columns-repeated="3"/>
        </table:table-row>
        <table:table-row table:style-name="ro1">
          <table:table-cell table:style-name="ce2" office:value-type="string" table:number-columns-spanned="9" table:number-rows-spanned="1">
            <text:p>Le modèle de dossier justificatif du CIR est à la disposition des entreprises sur le site du Ministère chargé de la Recherche.</text:p>
          </table:table-cell>
          <table:covered-table-cell table:number-columns-repeated="8" table:style-name="ce12"/>
          <table:table-cell table:style-name="Default"/>
          <table:table-cell table:number-columns-repeated="3"/>
        </table:table-row>
        <table:table-row table:style-name="ro1">
          <table:table-cell table:style-name="ce2" office:value-type="string" table:number-columns-spanned="9" table:number-rows-spanned="1">
            <text:p>Ce dossier est à remplir chaque année par les entreprises pour justifier leur déclaration.</text:p>
          </table:table-cell>
          <table:covered-table-cell table:number-columns-repeated="8" table:style-name="ce12"/>
          <table:table-cell table:style-name="Default"/>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2" table:number-rows-spanned="1">
            <text:p>Exercice ouvert le ('1')</text:p>
          </table:table-cell>
          <table:covered-table-cell table:style-name="Default"/>
          <table:table-cell table:style-name="ce4" table:number-columns-repeated="3"/>
          <table:table-cell table:style-name="ce3" office:value-type="string">
            <text:p>Clos le</text:p>
          </table:table-cell>
          <table:table-cell table:style-name="ce4" table:number-columns-repeated="3"/>
          <table:table-cell table:style-name="Default"/>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5" table:number-rows-spanned="1">
            <text:p>Nom et prénoms ou dénomination et adresse de l'entreprise</text:p>
          </table:table-cell>
          <table:covered-table-cell table:number-columns-repeated="4" table:style-name="Default"/>
          <table:table-cell table:style-name="Default"/>
          <table:table-cell office:value-type="string" table:number-columns-spanned="5" table:number-rows-spanned="1">
            <text:p>N° SIREN de l'entreprise</text:p>
          </table:table-cell>
          <table:covered-table-cell table:number-columns-repeated="3" table:style-name="Default"/>
          <table:covered-table-cell/>
          <table:table-cell table:number-columns-repeated="2"/>
        </table:table-row>
        <table:table-row table:style-name="ro1">
          <table:table-cell table:style-name="ce4" table:number-columns-spanned="5" table:number-rows-spanned="1"/>
          <table:covered-table-cell table:number-columns-repeated="4" table:style-name="ce11"/>
          <table:table-cell table:style-name="Default"/>
          <table:table-cell table:style-name="ce4" table:number-columns-spanned="5" table:number-rows-spanned="1"/>
          <table:covered-table-cell table:number-columns-repeated="4" table:style-name="ce15"/>
          <table:table-cell table:number-columns-repeated="2"/>
        </table:table-row>
        <table:table-row table:style-name="ro1">
          <table:table-cell table:style-name="Default" table:number-columns-repeated="10"/>
          <table:table-cell table:number-columns-repeated="3"/>
        </table:table-row>
        <table:table-row table:style-name="ro1">
          <table:table-cell table:style-name="ce3" office:value-type="string">
            <text:p>Code NACE</text:p>
          </table:table-cell>
          <table:table-cell table:style-name="ce4" table:number-columns-repeated="5"/>
          <table:table-cell table:style-name="Default" table:number-columns-repeated="4"/>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2" table:number-rows-spanned="1">
            <text:p>Activités (cf. Notice)</text:p>
          </table:table-cell>
          <table:covered-table-cell table:style-name="Default"/>
          <table:table-cell table:style-name="ce4" table:number-columns-spanned="3" table:number-rows-spanned="1"/>
          <table:covered-table-cell table:number-columns-repeated="2" table:style-name="Default"/>
          <table:table-cell table:style-name="Default" table:number-columns-repeated="5"/>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4" table:number-rows-spanned="1">
            <text:p>(ancienne adresse en cas de changement)</text:p>
          </table:table-cell>
          <table:covered-table-cell table:number-columns-repeated="3" table:style-name="ce13"/>
          <table:table-cell table:style-name="Default" table:number-columns-repeated="6"/>
          <table:table-cell table:number-columns-repeated="3"/>
        </table:table-row>
        <table:table-row table:style-name="ro1">
          <table:table-cell table:style-name="ce4" table:number-columns-spanned="4" table:number-rows-spanned="1"/>
          <table:covered-table-cell table:number-columns-repeated="3" table:style-name="ce13"/>
          <table:table-cell table:style-name="Default" table:number-columns-repeated="6"/>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7" table:number-rows-spanned="1">
            <text:p><text:s/>Société bénéficiant du régime fiscal des groupes de sociétés (article 223 A du CGI)*</text:p>
          </table:table-cell>
          <table:covered-table-cell table:number-columns-repeated="6" table:style-name="ce8"/>
          <table:table-cell table:style-name="ce3" office:value-type="string" table:number-columns-spanned="1" table:number-rows-spanned="3">
            <text:p>CX</text:p>
          </table:table-cell>
          <table:table-cell table:style-name="ce4" table:number-columns-spanned="5" table:number-rows-spanned="1"/>
          <table:covered-table-cell table:number-columns-repeated="4" table:style-name="ce10"/>
        </table:table-row>
        <table:table-row table:style-name="ro1">
          <table:table-cell table:style-name="ce3" office:value-type="string" table:number-columns-spanned="7" table:number-rows-spanned="1">
            <text:p>N° SIREN de la société mère</text:p>
          </table:table-cell>
          <table:covered-table-cell table:number-columns-repeated="6" table:style-name="ce14"/>
          <table:covered-table-cell table:style-name="ce8"/>
          <table:table-cell table:style-name="ce4" table:number-columns-spanned="5" table:number-rows-spanned="1"/>
          <table:covered-table-cell table:number-columns-repeated="4" table:style-name="ce17"/>
        </table:table-row>
        <table:table-row table:style-name="ro2">
          <table:table-cell table:style-name="ce5" office:value-type="string" table:number-columns-spanned="7" table:number-rows-spanned="1">
            <text:p>Nombre de sociétés du groupe (y compris la société mère) pour lesquelles une déclaration 2069-A-SD est ou sera déposée,</text:p>
          </table:table-cell>
          <table:covered-table-cell table:number-columns-repeated="7" table:style-name="ce8"/>
          <table:table-cell table:style-name="ce4" table:number-columns-spanned="5" table:number-rows-spanned="1"/>
          <table:covered-table-cell table:number-columns-repeated="4" table:style-name="ce10"/>
        </table:table-row>
        <table:table-row table:style-name="ro2">
          <table:table-cell table:style-name="ce5" office:value-type="string" table:number-columns-spanned="7" table:number-rows-spanned="1">
            <text:p>Montant du crédit d’impôt du groupe (à compléter exclusivement dans le cadre du dépôt de la déclaration de la société mère, renseignement non demandé à une société fille)</text:p>
          </table:table-cell>
          <table:covered-table-cell table:number-columns-repeated="5" table:style-name="ce3"/>
          <table:covered-table-cell/>
          <table:table-cell table:style-name="ce3" office:value-type="string">
            <text:p>DX</text:p>
          </table:table-cell>
          <table:table-cell table:style-name="ce4" table:number-columns-spanned="5" table:number-rows-spanned="1"/>
          <table:covered-table-cell table:number-columns-repeated="4" table:style-name="ce4"/>
        </table:table-row>
        <table:table-row table:style-name="ro1">
          <table:table-cell table:style-name="ce3" office:value-type="string" table:number-columns-spanned="7" table:number-rows-spanned="1">
            <text:p>Entreprises ayant engagé pour la 1ère fois des dépenses de recherche en 2019*</text:p>
          </table:table-cell>
          <table:covered-table-cell table:number-columns-repeated="5" table:style-name="ce3"/>
          <table:covered-table-cell/>
          <table:table-cell table:style-name="ce3" office:value-type="string">
            <text:p>AZ</text:p>
          </table:table-cell>
          <table:table-cell table:style-name="ce4" table:number-columns-spanned="5" table:number-rows-spanned="1"/>
          <table:covered-table-cell/>
          <table:covered-table-cell table:number-columns-repeated="3" table:style-name="ce1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3" table:number-rows-spanned="1">
            <text:p>- Entreprises nouvelles créées en 2019*</text:p>
          </table:table-cell>
          <table:covered-table-cell table:number-columns-repeated="2" table:style-name="ce3"/>
          <table:table-cell table:style-name="ce3" office:value-type="string">
            <text:p>BZ</text:p>
          </table:table-cell>
          <table:table-cell table:style-name="ce4" table:number-columns-spanned="3" table:number-rows-spanned="1"/>
          <table:covered-table-cell table:number-columns-repeated="2" table:style-name="ce13"/>
          <table:table-cell table:style-name="ce3" office:value-type="string" table:number-columns-spanned="4" table:number-rows-spanned="1">
            <text:p>Préciser la date de début d’activité (cf. notice)</text:p>
          </table:table-cell>
          <table:covered-table-cell table:number-columns-repeated="2"/>
          <table:covered-table-cell table:style-name="ce13"/>
          <table:table-cell table:style-name="ce4" table:number-columns-spanned="2" table:number-rows-spanned="1"/>
          <table:covered-table-cell table:style-name="ce13"/>
        </table:table-row>
        <table:table-row table:style-name="ro2">
          <table:table-cell table:style-name="ce3" office:value-type="string" table:number-columns-spanned="3" table:number-rows-spanned="1">
            <text:p>PME au sens communautaire *</text:p>
          </table:table-cell>
          <table:covered-table-cell table:number-columns-repeated="2" table:style-name="ce3"/>
          <table:table-cell table:style-name="ce3" office:value-type="string">
            <text:p>KZ</text:p>
          </table:table-cell>
          <table:table-cell table:style-name="ce4" table:number-columns-spanned="3" table:number-rows-spanned="1"/>
          <table:covered-table-cell table:number-columns-repeated="2" table:style-name="ce13"/>
          <table:table-cell table:style-name="ce5" office:value-type="string" table:number-columns-spanned="4" table:number-rows-spanned="1">
            <text:p>Préciser si entreprise autonome, partenaire et/ou liée (cf. notice)</text:p>
          </table:table-cell>
          <table:covered-table-cell table:number-columns-repeated="2"/>
          <table:covered-table-cell table:style-name="ce13"/>
          <table:table-cell table:style-name="ce4" table:number-columns-spanned="2" table:number-rows-spanned="1"/>
          <table:covered-table-cell table:style-name="ce13"/>
        </table:table-row>
        <table:table-row table:style-name="ro1">
          <table:table-cell table:style-name="ce3" office:value-type="string" table:number-columns-spanned="3" table:number-rows-spanned="1">
            <text:p>Chiffre d’affaires HT</text:p>
          </table:table-cell>
          <table:covered-table-cell table:number-columns-repeated="2" table:style-name="ce3"/>
          <table:table-cell table:style-name="ce3" office:value-type="string">
            <text:p>DZ</text:p>
          </table:table-cell>
          <table:table-cell table:style-name="ce4" table:number-columns-spanned="9" table:number-rows-spanned="1"/>
          <table:covered-table-cell table:number-columns-repeated="2" table:style-name="ce13"/>
          <table:covered-table-cell table:number-columns-repeated="3"/>
          <table:covered-table-cell table:number-columns-repeated="3" table:style-name="ce13"/>
        </table:table-row>
        <table:table-row table:style-name="ro2">
          <table:table-cell table:style-name="ce3" office:value-type="string" table:number-columns-spanned="3" table:number-rows-spanned="1">
            <text:p>Nombre de salariés</text:p>
          </table:table-cell>
          <table:covered-table-cell table:number-columns-repeated="2" table:style-name="ce3"/>
          <table:table-cell table:style-name="ce3" office:value-type="string">
            <text:p>CZ</text:p>
          </table:table-cell>
          <table:table-cell table:style-name="ce4" table:number-columns-spanned="3" table:number-rows-spanned="1"/>
          <table:covered-table-cell table:number-columns-repeated="2" table:style-name="ce13"/>
          <table:table-cell table:style-name="ce5" office:value-type="string" table:number-columns-spanned="2" table:number-rows-spanned="1">
            <text:p>Nombre de chercheurs et techniciens</text:p>
          </table:table-cell>
          <table:covered-table-cell table:style-name="ce3"/>
          <table:table-cell table:style-name="ce3" office:value-type="string">
            <text:p>EZ</text:p>
          </table:table-cell>
          <table:table-cell table:style-name="ce4" table:number-columns-spanned="3" table:number-rows-spanned="1"/>
          <table:covered-table-cell table:number-columns-repeated="2" table:style-name="ce13"/>
        </table:table-row>
        <table:table-row table:style-name="ro2">
          <table:table-cell table:style-name="ce5" office:value-type="string" table:number-columns-spanned="3" table:number-rows-spanned="1">
            <text:p>Nombre de « jeunes docteurs » (si dépenses déclarées ligne I-5)</text:p>
          </table:table-cell>
          <table:covered-table-cell table:number-columns-repeated="2"/>
          <table:table-cell table:style-name="ce3" office:value-type="string">
            <text:p>FZ</text:p>
          </table:table-cell>
          <table:table-cell table:style-name="ce4" table:number-columns-spanned="3" table:number-rows-spanned="1"/>
          <table:covered-table-cell table:number-columns-repeated="2" table:style-name="ce15"/>
          <table:table-cell table:style-name="ce5" office:value-type="string" table:number-columns-spanned="2" table:number-rows-spanned="1">
            <text:p>Sociétés de personnes n’ayant pas opté pour l’IS*</text:p>
          </table:table-cell>
          <table:covered-table-cell table:style-name="ce3"/>
          <table:table-cell table:style-name="ce3" office:value-type="string">
            <text:p>IZ</text:p>
          </table:table-cell>
          <table:table-cell table:style-name="ce4" table:number-columns-spanned="3" table:number-rows-spanned="1"/>
          <table:covered-table-cell table:number-columns-repeated="2" table:style-name="ce13"/>
        </table:table-row>
        <table:table-row table:style-name="ro1">
          <table:table-cell table:style-name="ce3" office:value-type="string" table:number-columns-spanned="5" table:number-rows-spanned="1">
            <text:p>Société bénéficiant du régime des JEI (article 44 sexies A du CGI) *</text:p>
          </table:table-cell>
          <table:covered-table-cell table:number-columns-repeated="4" table:style-name="ce3"/>
          <table:table-cell table:style-name="ce3" office:value-type="string">
            <text:p>GZ</text:p>
          </table:table-cell>
          <table:table-cell table:style-name="ce4" table:number-columns-spanned="7" table:number-rows-spanned="1"/>
          <table:covered-table-cell table:number-columns-repeated="3"/>
          <table:covered-table-cell table:number-columns-repeated="3" table:style-name="ce13"/>
        </table:table-row>
        <table:table-row table:style-name="ro1">
          <table:table-cell table:style-name="ce2" office:value-type="string" table:number-columns-spanned="13" table:number-rows-spanned="1">
            <text:p>* Cocher la case correspondante</text:p>
          </table:table-cell>
          <table:covered-table-cell table:number-columns-repeated="12" table:style-name="ce11"/>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6" table:number-rows-spanned="1">
            <text:p>I - DÉPENSES DE RECHERCHE OUVRANT DROIT À CRÉDIT D’IMPÔT</text:p>
          </table:table-cell>
          <table:covered-table-cell table:number-columns-repeated="5"/>
          <table:table-cell office:value-type="string" table:number-columns-spanned="4" table:number-rows-spanned="1">
            <text:p>ANNÉE CIVILE 2019</text:p>
          </table:table-cell>
          <table:covered-table-cell table:number-columns-repeated="3" table:style-name="ce7"/>
          <table:table-cell table:number-columns-repeated="3"/>
        </table:table-row>
        <table:table-row table:style-name="ro1">
          <table:table-cell table:style-name="ce3" office:value-type="string" table:number-columns-spanned="6" table:number-rows-spanned="1">
            <text:p>Dotations aux amortissements des immobilisations affectées à la recherche</text:p>
          </table:table-cell>
          <table:covered-table-cell table:number-columns-repeated="5" table:style-name="ce3"/>
          <table:table-cell office:value-type="float" office:value="1">
            <text:p>1</text:p>
          </table:table-cell>
          <table:table-cell table:style-name="ce4" table:number-columns-spanned="3" table:number-rows-spanned="1"/>
          <table:covered-table-cell table:number-columns-repeated="2"/>
          <table:table-cell table:number-columns-repeated="3"/>
        </table:table-row>
        <table:table-row table:style-name="ro1">
          <table:table-cell table:style-name="ce3" office:value-type="string" table:number-columns-spanned="6" table:number-rows-spanned="1">
            <text:p>Dotations aux amortissements pour les immobilisations sinistrées</text:p>
          </table:table-cell>
          <table:covered-table-cell table:number-columns-repeated="5" table:style-name="ce3"/>
          <table:table-cell office:value-type="float" office:value="2">
            <text:p>2</text:p>
          </table:table-cell>
          <table:table-cell table:style-name="ce4" table:number-columns-spanned="3" table:number-rows-spanned="1"/>
          <table:covered-table-cell table:number-columns-repeated="2" table:style-name="ce4"/>
          <table:table-cell table:number-columns-repeated="3"/>
        </table:table-row>
        <table:table-row table:style-name="ro2">
          <table:table-cell table:style-name="ce5" office:value-type="string" table:number-columns-spanned="6" table:number-rows-spanned="1">
            <text:p>Dépenses de personnel relatives aux chercheurs et techniciens de recherche (sauf dépenses lignes 4 et 5)</text:p>
          </table:table-cell>
          <table:covered-table-cell table:number-columns-repeated="5" table:style-name="ce3"/>
          <table:table-cell office:value-type="float" office:value="3">
            <text:p>3</text:p>
          </table:table-cell>
          <table:table-cell table:style-name="ce4" table:number-columns-spanned="3" table:number-rows-spanned="1"/>
          <table:covered-table-cell table:number-columns-repeated="2" table:style-name="ce4"/>
          <table:table-cell table:number-columns-repeated="3"/>
        </table:table-row>
        <table:table-row table:style-name="ro2">
          <table:table-cell table:style-name="ce5" office:value-type="string" table:number-columns-spanned="6" table:number-rows-spanned="1">
            <text:p>Rémunérations et justes prix au profit des salariés auteurs d’une invention résultant d’opérations de recherche</text:p>
          </table:table-cell>
          <table:covered-table-cell table:number-columns-repeated="5" table:style-name="ce3"/>
          <table:table-cell office:value-type="float" office:value="4">
            <text:p>4</text:p>
          </table:table-cell>
          <table:table-cell table:style-name="ce4" table:number-columns-spanned="3" table:number-rows-spanned="1"/>
          <table:covered-table-cell table:number-columns-repeated="2" table:style-name="ce4"/>
          <table:table-cell table:number-columns-repeated="3"/>
        </table:table-row>
        <table:table-row table:style-name="ro3">
          <table:table-cell table:style-name="ce5" office:value-type="string" table:number-columns-spanned="6" table:number-rows-spanned="1">
            <text:p>Dépenses de personnel relatives aux jeunes docteurs (à indiquer pour le double de leur montant pour les vingt-quatre premiers mois suivant leur premier recrutement)</text:p>
          </table:table-cell>
          <table:covered-table-cell table:number-columns-repeated="5" table:style-name="ce3"/>
          <table:table-cell office:value-type="float" office:value="5">
            <text:p>5</text:p>
          </table:table-cell>
          <table:table-cell table:style-name="ce4" table:number-columns-spanned="3" table:number-rows-spanned="1"/>
          <table:covered-table-cell table:number-columns-repeated="2" table:style-name="ce4"/>
          <table:table-cell table:number-columns-repeated="3"/>
        </table:table-row>
        <table:table-row table:style-name="ro2">
          <table:table-cell table:style-name="ce5" office:value-type="string" table:number-columns-spanned="6" table:number-rows-spanned="1">
            <text:p>Autres dépenses de fonctionnement (hors frais de collection) : (ligne 1 × 75 %) + [(ligne 3 + ligne 4) x 50 %)] + ligne 5</text:p>
          </table:table-cell>
          <table:covered-table-cell table:number-columns-repeated="5" table:style-name="ce3"/>
          <table:table-cell office:value-type="float" office:value="6">
            <text:p>6</text:p>
          </table:table-cell>
          <table:table-cell table:style-name="ce4" table:number-columns-spanned="3" table:number-rows-spanned="1"/>
          <table:covered-table-cell table:number-columns-repeated="2" table:style-name="ce4"/>
          <table:table-cell table:number-columns-repeated="3"/>
        </table:table-row>
        <table:table-row table:style-name="ro3">
          <table:table-cell table:style-name="ce6" office:value-type="string" table:number-columns-spanned="10" table:number-rows-spanned="1">
            <text:p>('1') Le crédit d’impôt est calculé par référence aux dépenses exposées au cours de l'année civile. En cas de clôture d’exercice en cours d’année, le montant du crédit d’impôt est calculé en prenant en compte les dépenses éligibles exposées au titre de l’année d’ouverture de l’exercice.</text:p>
          </table:table-cell>
          <table:covered-table-cell table:number-columns-repeated="9" table:style-name="Default"/>
          <table:table-cell table:number-columns-repeated="3"/>
        </table:table-row>
        <table:table-row table:style-name="ro2">
          <table:table-cell table:style-name="ce5" office:value-type="string" table:number-columns-spanned="6" table:number-rows-spanned="1">
            <text:p>Montant total des dépenses de fonctionnement : (ligne 1 + ligne 2 + ligne 3 + ligne 4 + ligne 5 + ligne 6) </text:p>
          </table:table-cell>
          <table:covered-table-cell table:number-columns-repeated="5"/>
          <table:table-cell office:value-type="float" office:value="7">
            <text:p>7</text:p>
          </table:table-cell>
          <table:table-cell table:style-name="ce4" table:number-columns-spanned="3" table:number-rows-spanned="1"/>
          <table:covered-table-cell table:number-columns-repeated="2"/>
          <table:table-cell table:number-columns-repeated="3"/>
        </table:table-row>
        <table:table-row table:style-name="ro1">
          <table:table-cell table:style-name="ce3" office:value-type="string" table:number-columns-spanned="6" table:number-rows-spanned="1">
            <text:p>Prise et maintenance de brevets et de certificats d’obtention végétale (COV)</text:p>
          </table:table-cell>
          <table:covered-table-cell table:number-columns-repeated="5" table:style-name="ce3"/>
          <table:table-cell office:value-type="float" office:value="8">
            <text:p>8</text:p>
          </table:table-cell>
          <table:table-cell table:style-name="ce4" table:number-columns-spanned="3" table:number-rows-spanned="1"/>
          <table:covered-table-cell table:number-columns-repeated="2"/>
          <table:table-cell table:number-columns-repeated="3"/>
        </table:table-row>
        <table:table-row table:style-name="ro1">
          <table:table-cell table:style-name="ce3" office:value-type="string" table:number-columns-spanned="6" table:number-rows-spanned="1">
            <text:p>Dépenses de défense de brevets et de certificats d’obtention végétale (COV)</text:p>
          </table:table-cell>
          <table:covered-table-cell table:number-columns-repeated="5" table:style-name="ce3"/>
          <table:table-cell office:value-type="float" office:value="9">
            <text:p>9</text:p>
          </table:table-cell>
          <table:table-cell table:style-name="ce4" table:number-columns-spanned="3" table:number-rows-spanned="1"/>
          <table:covered-table-cell table:number-columns-repeated="2"/>
          <table:table-cell table:number-columns-repeated="3"/>
        </table:table-row>
        <table:table-row table:style-name="ro2">
          <table:table-cell table:style-name="ce5" office:value-type="string" table:number-columns-spanned="6" table:number-rows-spanned="1">
            <text:p>Dotations aux amortissements de brevets acquis en vue de la recherche et du développement expérimental et de certificats d’obtention végétale (COV)</text:p>
          </table:table-cell>
          <table:covered-table-cell table:number-columns-repeated="5"/>
          <table:table-cell office:value-type="float" office:value="10">
            <text:p>10</text:p>
          </table:table-cell>
          <table:table-cell table:style-name="ce4" table:number-columns-spanned="3" table:number-rows-spanned="1"/>
          <table:covered-table-cell table:number-columns-repeated="2"/>
          <table:table-cell table:number-columns-repeated="3"/>
        </table:table-row>
        <table:table-row table:style-name="ro2">
          <table:table-cell table:style-name="ce5" office:value-type="string" table:number-columns-spanned="6" table:number-rows-spanned="1">
            <text:p>Dépenses liées à la normalisation (à indiquer pour la moitié de leur montant cf. notice)</text:p>
          </table:table-cell>
          <table:covered-table-cell table:number-columns-repeated="5"/>
          <table:table-cell office:value-type="float" office:value="11">
            <text:p>11</text:p>
          </table:table-cell>
          <table:table-cell table:style-name="ce4" table:number-columns-spanned="3" table:number-rows-spanned="1"/>
          <table:covered-table-cell table:number-columns-repeated="2"/>
          <table:table-cell table:number-columns-repeated="3"/>
        </table:table-row>
        <table:table-row table:style-name="ro4">
          <table:table-cell table:style-name="ce5" office:value-type="string" table:number-columns-spanned="6" table:number-rows-spanned="1">
            <text:p>Primes et cotisations ou part des primes et cotisations afférentes à des contrats d’assurance de protection juridique prévoyant la prise en charge des dépenses exposées dans le cadre de litiges portant sur un brevet ou un certificat d’obtention végétale dont l’entreprise est titulaire dans la limite de 60 000 €</text:p>
          </table:table-cell>
          <table:covered-table-cell table:number-columns-repeated="5"/>
          <table:table-cell office:value-type="float" office:value="12">
            <text:p>12</text:p>
          </table:table-cell>
          <table:table-cell table:style-name="ce4" table:number-columns-spanned="3" table:number-rows-spanned="1"/>
          <table:covered-table-cell table:number-columns-repeated="2"/>
          <table:table-cell table:number-columns-repeated="3"/>
        </table:table-row>
        <table:table-row table:style-name="ro5">
          <table:table-cell table:style-name="ce5" office:value-type="string" table:number-columns-spanned="6" table:number-rows-spanned="1">
            <text:p>Dépenses de veille technologique dans la limite de 60 000 €</text:p>
          </table:table-cell>
          <table:covered-table-cell table:number-columns-repeated="5" table:style-name="ce5"/>
          <table:table-cell office:value-type="float" office:value="13">
            <text:p>13</text:p>
          </table:table-cell>
          <table:table-cell table:style-name="ce4" table:number-columns-spanned="3" table:number-rows-spanned="1"/>
          <table:covered-table-cell table:number-columns-repeated="2" table:style-name="ce4"/>
          <table:table-cell table:number-columns-repeated="3"/>
        </table:table-row>
        <table:table-row table:style-name="ro2">
          <table:table-cell table:style-name="ce5" office:value-type="string" table:number-columns-spanned="6" table:number-rows-spanned="1">
            <text:p>Montant total des dépenses de recherche réalisées par l’entreprise (ligne 7 + ligne 8 + ligne 9 + ligne 10 + ligne 11 + ligne 12 + ligne 13)</text:p>
          </table:table-cell>
          <table:covered-table-cell table:number-columns-repeated="5" table:style-name="ce5"/>
          <table:table-cell office:value-type="float" office:value="14">
            <text:p>14</text:p>
          </table:table-cell>
          <table:table-cell table:style-name="ce4" table:number-columns-spanned="3" table:number-rows-spanned="1"/>
          <table:covered-table-cell table:number-columns-repeated="2" table:style-name="ce4"/>
          <table:table-cell table:number-columns-repeated="3"/>
        </table:table-row>
        <table:table-row table:style-name="ro1">
          <table:table-cell table:style-name="Default" table:number-columns-repeated="10"/>
          <table:table-cell table:number-columns-repeated="3"/>
        </table:table-row>
        <table:table-row table:style-name="ro2">
          <table:table-cell table:style-name="ce5" office:value-type="string" table:number-columns-spanned="6" table:number-rows-spanned="1">
            <text:p>DÉPENSES DE SOUS-TRAITANCE (joindre la liste des organismes à partir du formulaire n° 2069-A-2-SD)</text:p>
          </table:table-cell>
          <table:covered-table-cell table:number-columns-repeated="5"/>
          <table:table-cell office:value-type="string" table:number-columns-spanned="4" table:number-rows-spanned="1">
            <text:p>ANNÉE CIVILE 2019</text:p>
          </table:table-cell>
          <table:covered-table-cell table:number-columns-repeated="3" table:style-name="ce7"/>
          <table:table-cell table:number-columns-repeated="3"/>
        </table:table-row>
        <table:table-row table:style-name="ro1">
          <table:table-cell table:style-name="ce3" office:value-type="string" table:number-columns-spanned="6" table:number-rows-spanned="1">
            <text:p>ORGANISMES PUBLICS</text:p>
          </table:table-cell>
          <table:covered-table-cell table:number-columns-repeated="5" table:style-name="ce3"/>
          <table:table-cell table:number-columns-spanned="4" table:number-rows-spanned="1"/>
          <table:covered-table-cell table:number-columns-repeated="3" table:style-name="ce3"/>
          <table:table-cell table:number-columns-repeated="3"/>
        </table:table-row>
        <table:table-row table:style-name="ro6">
          <table:table-cell table:style-name="ce5" office:value-type="string" table:number-columns-spanned="6" table:number-rows-spanned="1">
            <text:p>Opérations confiées à des organismes de recherche publics, à des établissements d’enseignement supérieur délivrant un diplôme conférant un grade de master, à des fondations de coopération scientifique agréées, à des établissements publics de coopération scientifique, à des fondations reconnues d’utilité publique du secteur de la recherche agréées, à certaines associations régies par la loi de 1901 et sociétés de capitaux2, aux instituts techniques agricoles ou agro-industriels et à leurs structures nationales de coordination, à des communautés d’universités et établissements, à des stations ou fermes expérimentales dans le secteur de la recherche scientifique et technique agricole ayant pour membre une chambre d'agriculture départementale ou régionale3, avec un lien de dépendance : en France :</text:p>
          </table:table-cell>
          <table:covered-table-cell table:number-columns-repeated="5"/>
          <table:table-cell office:value-type="string">
            <text:p>15a</text:p>
          </table:table-cell>
          <table:table-cell table:style-name="ce10" table:number-columns-spanned="3" table:number-rows-spanned="1"/>
          <table:covered-table-cell table:number-columns-repeated="2" table:style-name="ce15"/>
          <table:table-cell table:number-columns-repeated="3"/>
        </table:table-row>
        <table:table-row table:style-name="ro1">
          <table:table-cell table:style-name="ce3" office:value-type="string" table:number-columns-spanned="6" table:number-rows-spanned="1">
            <text:p>à l’étranger ('4') :</text:p>
          </table:table-cell>
          <table:covered-table-cell table:number-columns-repeated="5" table:style-name="ce3"/>
          <table:table-cell office:value-type="string">
            <text:p>15b</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10">
            <text:p>Opérations confiées à des organismes de recherche publics, à des établissements d’enseignement supérieur délivrant un diplôme conférant un grade de master, à des fondations de coopération scientifique agréées, à des établissements publics de coopération scientifique, à des fondations reconnues d’utilité publique du secteur de la recherche agréées, à certaines associations régies par la loi de 1901 et sociétés de capitaux2, aux instituts techniques agricoles ou agro-industriels et à leurs structures nationales de coordination, à des communautés d’universités et établissements, à des stations ou fermes expérimentales dans le secteur de la recherche scientifique et technique agricole ayant pour membre une chambre d'agriculture départementale ou régionale3, sans lien de dépendance (indiquer le double du montant) en France :</text:p>
          </table:table-cell>
          <table:covered-table-cell table:number-columns-repeated="5"/>
          <table:table-cell office:value-type="string" table:number-columns-spanned="1" table:number-rows-spanned="10">
            <text:p>16a</text:p>
          </table:table-cell>
          <table:table-cell table:style-name="ce4" table:number-columns-spanned="3" table:number-rows-spanned="10"/>
          <table:covered-table-cell table:number-columns-repeated="2"/>
          <table:table-cell table:number-columns-repeated="3"/>
        </table:table-row>
        <table:table-row table:style-name="ro7">
          <table:covered-table-cell table:number-columns-repeated="10"/>
          <table:table-cell table:number-columns-repeated="3"/>
        </table:table-row>
        <table:table-row table:style-name="ro8">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table-cell table:style-name="ce3" office:value-type="string" table:number-columns-spanned="6" table:number-rows-spanned="1">
            <text:p>à l’étranger4 :</text:p>
          </table:table-cell>
          <table:covered-table-cell table:number-columns-repeated="5" table:style-name="ce3"/>
          <table:table-cell office:value-type="string">
            <text:p>16b</text:p>
          </table:table-cell>
          <table:table-cell table:style-name="ce4" table:number-columns-spanned="3" table:number-rows-spanned="1"/>
          <table:covered-table-cell table:number-columns-repeated="2"/>
          <table:table-cell table:number-columns-repeated="3"/>
        </table:table-row>
        <table:table-row table:style-name="ro9">
          <table:table-cell table:style-name="ce5" office:value-type="string" table:number-columns-spanned="6" table:number-rows-spanned="2">
            <text:p>Total des opérations confiées aux organismes de recherche publics mentionnés aux lignes 15a à 16b : (ligne 15a + ligne 15b + ligne 16a + ligne 16b)</text:p>
          </table:table-cell>
          <table:covered-table-cell table:number-columns-repeated="5"/>
          <table:table-cell office:value-type="float" office:value="17" table:number-columns-spanned="1" table:number-rows-spanned="2">
            <text:p>17</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3" office:value-type="string" table:number-columns-spanned="10" table:number-rows-spanned="1">
            <text:p>ORGANISMES PRIVÉS</text:p>
          </table:table-cell>
          <table:covered-table-cell table:number-columns-repeated="9" table:style-name="Default"/>
          <table:table-cell table:number-columns-repeated="3"/>
        </table:table-row>
        <table:table-row table:style-name="ro1">
          <table:table-cell table:style-name="ce5" office:value-type="string" table:number-columns-spanned="6" table:number-rows-spanned="3">
            <text:p>Opérations confiées à des organismes de recherche privés ou experts scientifiques ou techniques agréés avec un lien de dépendance en France :</text:p>
          </table:table-cell>
          <table:covered-table-cell table:number-columns-repeated="5"/>
          <table:table-cell office:value-type="string" table:number-columns-spanned="1" table:number-rows-spanned="3">
            <text:p>18a</text:p>
          </table:table-cell>
          <table:table-cell table:style-name="ce4" table:number-columns-spanned="3" table:number-rows-spanned="3"/>
          <table:covered-table-cell table:number-columns-repeated="2"/>
          <table:table-cell table:number-columns-repeated="3"/>
        </table:table-row>
        <table:table-row table:style-name="ro10">
          <table:covered-table-cell table:number-columns-repeated="10"/>
          <table:table-cell table:number-columns-repeated="3"/>
        </table:table-row>
        <table:table-row table:style-name="ro1">
          <table:covered-table-cell table:number-columns-repeated="6" table:style-name="ce8"/>
          <table:covered-table-cell table:number-columns-repeated="4"/>
          <table:table-cell table:number-columns-repeated="3"/>
        </table:table-row>
        <table:table-row table:style-name="ro1">
          <table:table-cell table:style-name="ce3" office:value-type="string" table:number-columns-spanned="6" table:number-rows-spanned="1">
            <text:p>à l’étranger ('4'):</text:p>
          </table:table-cell>
          <table:covered-table-cell table:number-columns-repeated="5" table:style-name="ce3"/>
          <table:table-cell office:value-type="string">
            <text:p>18b</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3">
            <text:p>Opérations confiées à des organismes de recherche privés ou experts scientifiques ou techniques agréés sans lien de dépendance en France :</text:p>
          </table:table-cell>
          <table:covered-table-cell table:number-columns-repeated="5"/>
          <table:table-cell office:value-type="string" table:number-columns-spanned="1" table:number-rows-spanned="3">
            <text:p>19a</text:p>
          </table:table-cell>
          <table:table-cell table:style-name="ce4" table:number-columns-spanned="3" table:number-rows-spanned="3"/>
          <table:covered-table-cell table:number-columns-repeated="2"/>
          <table:table-cell table:number-columns-repeated="3"/>
        </table:table-row>
        <table:table-row table:style-name="ro1">
          <table:covered-table-cell table:number-columns-repeated="6"/>
          <table:covered-table-cell table:style-name="ce7"/>
          <table:covered-table-cell table:number-columns-repeated="3"/>
          <table:table-cell table:number-columns-repeated="3"/>
        </table:table-row>
        <table:table-row table:style-name="ro1">
          <table:covered-table-cell table:number-columns-repeated="6"/>
          <table:covered-table-cell table:style-name="ce7"/>
          <table:covered-table-cell table:number-columns-repeated="3"/>
          <table:table-cell table:number-columns-repeated="3"/>
        </table:table-row>
        <table:table-row table:style-name="ro1">
          <table:table-cell table:style-name="ce3" office:value-type="string" table:number-columns-spanned="6" table:number-rows-spanned="1">
            <text:p>à l’étranger4 :</text:p>
          </table:table-cell>
          <table:covered-table-cell table:number-columns-repeated="5" table:style-name="ce3"/>
          <table:table-cell office:value-type="string">
            <text:p>19b</text:p>
          </table:table-cell>
          <table:table-cell table:style-name="ce4" table:number-columns-spanned="3" table:number-rows-spanned="1"/>
          <table:covered-table-cell table:number-columns-repeated="2"/>
          <table:table-cell table:number-columns-repeated="3"/>
        </table:table-row>
        <table:table-row table:style-name="ro11">
          <table:table-cell table:style-name="ce5" office:value-type="string" table:number-columns-spanned="6" table:number-rows-spanned="2">
            <text:p>Total des opérations confiées à des organismes de recherche privés ou experts scientifiques ou techniques agréés : (ligne 18a + ligne 18b + ligne 19a + ligne 19b)</text:p>
          </table:table-cell>
          <table:covered-table-cell table:number-columns-repeated="5" table:style-name="ce3"/>
          <table:table-cell office:value-type="float" office:value="20" table:number-columns-spanned="1" table:number-rows-spanned="2">
            <text:p>20</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style-name="ce3"/>
          <table:covered-table-cell table:number-columns-repeated="4"/>
          <table:table-cell table:number-columns-repeated="3"/>
        </table:table-row>
        <table:table-row table:style-name="ro1">
          <table:table-cell table:style-name="ce5" office:value-type="string" table:number-columns-spanned="6" table:number-rows-spanned="4">
            <text:p>Plafonnement des opérations de sous-traitance confiées à des organismes de recherche privés ou experts scientifiques ou techniques agréés Si ligne 20 inférieure à [(ligne 14 + ligne 17) x 3], reporter le montant indiqué ligne 20 Si ligne 20 supérieure à [(ligne 14 + ligne 17) x 3], reporter le résultat du calcul précité</text:p>
          </table:table-cell>
          <table:covered-table-cell table:number-columns-repeated="5"/>
          <table:table-cell office:value-type="float" office:value="21" table:number-columns-spanned="1" table:number-rows-spanned="4">
            <text:p>21</text:p>
          </table:table-cell>
          <table:table-cell table:style-name="ce4" table:number-columns-spanned="3" table:number-rows-spanned="4"/>
          <table:covered-table-cell table:number-columns-repeated="2"/>
          <table:table-cell table:number-columns-repeated="3"/>
        </table:table-row>
        <table:table-row table:style-name="ro8">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table-cell table:style-name="ce3" office:value-type="string" table:number-columns-spanned="10" table:number-rows-spanned="1">
            <text:p>TOTAL DES DÉPENSES DE SOUS-TRAITANCE</text:p>
          </table:table-cell>
          <table:covered-table-cell table:number-columns-repeated="9" table:style-name="Default"/>
          <table:table-cell table:number-columns-repeated="3"/>
        </table:table-row>
        <table:table-row table:style-name="ro1">
          <table:table-cell table:style-name="ce3" office:value-type="string" table:number-columns-spanned="6" table:number-rows-spanned="1">
            <text:p>Total des opérations de sous-traitance : (ligne 17 + ligne 21)</text:p>
          </table:table-cell>
          <table:covered-table-cell table:number-columns-repeated="5" table:style-name="ce3"/>
          <table:table-cell office:value-type="float" office:value="22">
            <text:p>22</text:p>
          </table:table-cell>
          <table:table-cell table:style-name="ce4" table:number-columns-spanned="3" table:number-rows-spanned="1"/>
          <table:covered-table-cell table:number-columns-repeated="2"/>
          <table:table-cell table:number-columns-repeated="3"/>
        </table:table-row>
        <table:table-row table:style-name="ro1">
          <table:table-cell table:style-name="ce6" office:value-type="string" table:number-columns-spanned="10" table:number-rows-spanned="11">
            <text:p>('2') Associations ayant pour fondateur et membre un organisme de recherche public ou un établissement d’enseignement supérieur délivrant un diplôme conférant un grade de master ; sociétés de capitaux dont le capital ou les droits de vote sont détenus pour plus de 50 % par un organisme de recherche public ou un établissement d’enseignement supérieur délivrant un diplôme conférant un grade de master. Se reporter à la notice pour connaître l’ensemble des conditions d’éligibilité. ('3') La prise en compte des opérations confiées à des stations ou fermes expérimentales dans le secteur de la recherche scientifique et technique agricole ayant pour membre une chambre d'agriculture départementale ou régionale dans le calcul du crédit d'impôt ne s'applique qu'aux sommes venant en déduction de l'impôt dû (article 103 de la loi n° 2016-1918 du 29 décembre 2016 de finances rectificative pour 2016). ('4') Les prestataires publics ou privés peuvent être implantés en France, dans un État membre de l’Union Européenne ou de l’Espace économique européen (UE, Norvège, Islande et Liechtenstein).</text:p>
          </table:table-cell>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table-cell table:style-name="Default" table:number-columns-repeated="10"/>
          <table:table-cell table:number-columns-repeated="3"/>
        </table:table-row>
        <table:table-row table:style-name="ro1">
          <table:table-cell table:style-name="ce5" office:value-type="string" table:number-columns-spanned="6" table:number-rows-spanned="7">
            <text:p>Plafonnement des opérations de sous-traitance confiées à des organismes avec un lien de dépendance : Si la somme des lignes 15a, 15b, 18a et 18b (dans la limite du montant figurant ligne 22) n’excède pas 2 000 000 €, reporter ce montant en ligne 23 Si la somme des lignes 15a, 15b, 18a et 18b excède 2 000 000 €, reporter 2 000 000 € en ligne 23 Pour la somme des lignes 18a et 18b, son montant ne doit pas excéder la limite du montant figurant ligne 21</text:p>
          </table:table-cell>
          <table:covered-table-cell table:number-columns-repeated="5"/>
          <table:table-cell office:value-type="float" office:value="23" table:number-columns-spanned="1" table:number-rows-spanned="7">
            <text:p>23</text:p>
          </table:table-cell>
          <table:table-cell table:style-name="ce4" table:number-columns-spanned="3" table:number-rows-spanned="7"/>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4">
            <text:p>Montant plafonné des opérations de sous-traitance confiées à des organismes sans lien de dépendance (ligne 16a + ligne 16b + ligne 19a + ligne 19b à prendre en compte dans la limite du montant suivant : (ligne 22 - ligne 23))</text:p>
          </table:table-cell>
          <table:covered-table-cell table:number-columns-repeated="5"/>
          <table:table-cell office:value-type="float" office:value="24" table:number-columns-spanned="1" table:number-rows-spanned="4">
            <text:p>24</text:p>
          </table:table-cell>
          <table:table-cell table:style-name="ce4" table:number-columns-spanned="3" table:number-rows-spanned="4"/>
          <table:covered-table-cell table:number-columns-repeated="2"/>
          <table:table-cell table:number-columns-repeated="3"/>
        </table:table-row>
        <table:table-row table:style-name="ro1">
          <table:covered-table-cell table:number-columns-repeated="6"/>
          <table:covered-table-cell table:style-name="ce7"/>
          <table:covered-table-cell table:number-columns-repeated="3"/>
          <table:table-cell table:number-columns-repeated="3"/>
        </table:table-row>
        <table:table-row table:style-name="ro1">
          <table:covered-table-cell table:number-columns-repeated="6"/>
          <table:covered-table-cell table:style-name="ce7"/>
          <table:covered-table-cell table:number-columns-repeated="3"/>
          <table:table-cell table:number-columns-repeated="3"/>
        </table:table-row>
        <table:table-row table:style-name="ro1">
          <table:covered-table-cell table:number-columns-repeated="6"/>
          <table:covered-table-cell table:style-name="ce7"/>
          <table:covered-table-cell table:number-columns-repeated="3"/>
          <table:table-cell table:number-columns-repeated="3"/>
        </table:table-row>
        <table:table-row table:style-name="ro1">
          <table:table-cell table:style-name="ce5" office:value-type="string" table:number-columns-spanned="6" table:number-rows-spanned="8">
            <text:p>Plafonnement général des dépenses de sous-traitance - Sont complétées les seules lignes 15a et/ou 15b et/ou 18a et/ou 18b (lignes 19a, b et 16a, b non complétées) : reporter 2 000 000 € ligne 25 - Sont complétées (les lignes 15a et/ou 15b et/ou 18a et/ou 18b) + (lignes 19a ou 19b)(lignes 16a, b non complétées) : reporter 10 000 000 € ligne 25 - Sont complétées [(les lignes 15a et/ou 15b et/ou 18a et/ou 18b) + (lignes 19a et/ou 19b)] + (lignes 16a et/ou 16b) : reporter [10 000 000 € + (ligne 16a + ligne 16b dans la limite de 2 000 000 €)] ligne 25</text:p>
          </table:table-cell>
          <table:covered-table-cell table:number-columns-repeated="5"/>
          <table:table-cell office:value-type="float" office:value="25" table:number-columns-spanned="1" table:number-rows-spanned="8">
            <text:p>25</text:p>
          </table:table-cell>
          <table:table-cell table:style-name="ce4" table:number-columns-spanned="3" table:number-rows-spanned="8"/>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4">
            <text:p>Montant total des dépenses de sous-traitance après plafonnements Si la somme des lignes 23 et 24 n’excède pas la ligne 25 : reporter cette somme à la ligne 26 Si la somme des lignes 23 et 24 est supérieure à ligne 25 : reporter le montant indiqué ligne 25 à la ligne 26</text:p>
          </table:table-cell>
          <table:covered-table-cell table:number-columns-repeated="5"/>
          <table:table-cell office:value-type="float" office:value="26" table:number-columns-spanned="1" table:number-rows-spanned="4">
            <text:p>26</text:p>
          </table:table-cell>
          <table:table-cell table:style-name="ce4" table:number-columns-spanned="3" table:number-rows-spanned="4"/>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6" table:number-rows-spanned="1">
            <text:p>MONTANT TOTAL DES DÉPENSES DE RECHERCHE</text:p>
          </table:table-cell>
          <table:covered-table-cell table:number-columns-repeated="5" table:style-name="ce3"/>
          <table:table-cell office:value-type="string" table:number-columns-spanned="4" table:number-rows-spanned="1">
            <text:p>ANNÉE CIVILE 2019</text:p>
          </table:table-cell>
          <table:covered-table-cell table:number-columns-repeated="3" table:style-name="ce3"/>
          <table:table-cell table:number-columns-repeated="3"/>
        </table:table-row>
        <table:table-row table:style-name="ro1">
          <table:table-cell table:style-name="ce3" office:value-type="string" table:number-columns-spanned="6" table:number-rows-spanned="1">
            <text:p>Montant des dépenses de recherche (ligne 14 + ligne 26)</text:p>
          </table:table-cell>
          <table:covered-table-cell table:number-columns-repeated="5"/>
          <table:table-cell office:value-type="float" office:value="27">
            <text:p>27</text:p>
          </table:table-cell>
          <table:table-cell table:style-name="ce4" table:number-columns-spanned="3" table:number-rows-spanned="1"/>
          <table:covered-table-cell table:number-columns-repeated="2" table:style-name="ce15"/>
          <table:table-cell table:number-columns-repeated="3"/>
        </table:table-row>
        <table:table-row table:style-name="ro1">
          <table:table-cell table:style-name="ce3" office:value-type="string" table:number-columns-spanned="6" table:number-rows-spanned="1">
            <text:p>Montant des subventions publiques remboursables ou non ('5')</text:p>
          </table:table-cell>
          <table:covered-table-cell table:number-columns-repeated="5" table:style-name="ce8"/>
          <table:table-cell office:value-type="string">
            <text:p>28a</text:p>
          </table:table-cell>
          <table:table-cell table:style-name="ce4" table:number-columns-spanned="3" table:number-rows-spanned="1"/>
          <table:covered-table-cell table:number-columns-repeated="2" table:style-name="ce15"/>
          <table:table-cell table:number-columns-repeated="3"/>
        </table:table-row>
        <table:table-row table:style-name="ro1">
          <table:table-cell table:style-name="ce5" office:value-type="string" table:number-columns-spanned="6" table:number-rows-spanned="2">
            <text:p>Pour les sous-traitants, le montant des sommes encaissées au titre des opérations de recherche qui leur ont été confiées</text:p>
          </table:table-cell>
          <table:covered-table-cell table:number-columns-repeated="5"/>
          <table:table-cell office:value-type="string" table:number-columns-spanned="1" table:number-rows-spanned="2">
            <text:p>28b</text:p>
          </table:table-cell>
          <table:table-cell table:style-name="ce4" table:number-columns-spanned="3" table:number-rows-spanned="2"/>
          <table:covered-table-cell table:number-columns-repeated="2" table:style-name="ce15"/>
          <table:table-cell table:number-columns-repeated="3"/>
        </table:table-row>
        <table:table-row table:style-name="ro1">
          <table:covered-table-cell table:number-columns-repeated="6"/>
          <table:covered-table-cell table:style-name="ce7"/>
          <table:covered-table-cell table:number-columns-repeated="3" table:style-name="ce15"/>
          <table:table-cell table:number-columns-repeated="3"/>
        </table:table-row>
        <table:table-row table:style-name="ro1">
          <table:table-cell table:style-name="ce5" office:value-type="string" table:number-columns-spanned="6" table:number-rows-spanned="2">
            <text:p>Montant des dépenses exposées auprès de tiers au titre de prestations de conseil pour l’octroi du bénéfice du crédit d’impôt ('6')</text:p>
          </table:table-cell>
          <table:covered-table-cell table:number-columns-repeated="5"/>
          <table:table-cell office:value-type="float" office:value="29" table:number-columns-spanned="1" table:number-rows-spanned="2">
            <text:p>29</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3" office:value-type="string" table:number-columns-spanned="6" table:number-rows-spanned="1">
            <text:p>Montant des remboursements de subventions publiques ('7')</text:p>
          </table:table-cell>
          <table:covered-table-cell table:number-columns-repeated="5"/>
          <table:table-cell office:value-type="float" office:value="30">
            <text:p>30</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Montant net total des dépenses de recherche (ligne 27 - ligne 28a - ligne 28b - ligne 29 + ligne 30)</text:p>
          </table:table-cell>
          <table:covered-table-cell table:number-columns-repeated="5"/>
          <table:table-cell office:value-type="string" table:number-columns-spanned="1" table:number-rows-spanned="2">
            <text:p>31a</text:p>
          </table:table-cell>
          <table:table-cell table:style-name="ce10" table:number-columns-spanned="3" table:number-rows-spanned="2"/>
          <table:covered-table-cell table:number-columns-repeated="2" table:style-name="ce15"/>
          <table:table-cell table:number-columns-repeated="3"/>
        </table:table-row>
        <table:table-row table:style-name="ro1">
          <table:covered-table-cell table:number-columns-repeated="6"/>
          <table:covered-table-cell table:style-name="ce7"/>
          <table:covered-table-cell table:number-columns-repeated="3" table:style-name="ce15"/>
          <table:table-cell table:number-columns-repeated="3"/>
        </table:table-row>
        <table:table-row table:style-name="ro1">
          <table:table-cell table:style-name="ce5" office:value-type="string" table:number-columns-spanned="6" table:number-rows-spanned="2">
            <text:p>Dont montant net des dépenses de recherche exposées dans des exploitations situées dans un DOM </text:p>
          </table:table-cell>
          <table:covered-table-cell table:number-columns-repeated="5"/>
          <table:table-cell office:value-type="string" table:number-columns-spanned="1" table:number-rows-spanned="2">
            <text:p>31b</text:p>
          </table:table-cell>
          <table:table-cell table:style-name="ce4" table:number-columns-spanned="3" table:number-rows-spanned="2"/>
          <table:covered-table-cell table:number-columns-repeated="2" table:style-name="ce15"/>
          <table:table-cell table:number-columns-repeated="3"/>
        </table:table-row>
        <table:table-row table:style-name="ro1">
          <table:covered-table-cell table:number-columns-repeated="6"/>
          <table:covered-table-cell table:style-name="ce5"/>
          <table:covered-table-cell table:number-columns-repeated="3" table:style-name="ce15"/>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6" table:number-rows-spanned="1">
            <text:p>II - DÉPENSES DE COLLECTION OUVRANT DROIT À CRÉDIT D’IMPÔT</text:p>
          </table:table-cell>
          <table:covered-table-cell table:number-columns-repeated="5"/>
          <table:table-cell office:value-type="string" table:number-columns-spanned="4" table:number-rows-spanned="1">
            <text:p>ANNÉE CIVILE 2019</text:p>
          </table:table-cell>
          <table:covered-table-cell table:number-columns-repeated="3" table:style-name="ce7"/>
          <table:table-cell table:number-columns-repeated="3"/>
        </table:table-row>
        <table:table-row table:style-name="ro1">
          <table:table-cell table:style-name="ce3" office:value-type="string" table:number-columns-spanned="6" table:number-rows-spanned="1">
            <text:p>Frais de collection</text:p>
          </table:table-cell>
          <table:covered-table-cell table:number-columns-repeated="5" table:style-name="ce8"/>
          <table:table-cell office:value-type="float" office:value="32">
            <text:p>32</text:p>
          </table:table-cell>
          <table:table-cell table:style-name="ce10" table:number-columns-spanned="3" table:number-rows-spanned="1"/>
          <table:covered-table-cell table:number-columns-repeated="2" table:style-name="ce15"/>
          <table:table-cell table:number-columns-repeated="3"/>
        </table:table-row>
        <table:table-row table:style-name="ro1">
          <table:table-cell table:style-name="ce3" office:value-type="string" table:number-columns-spanned="6" table:number-rows-spanned="1">
            <text:p>Frais de défense des dessins et modèles dans la limite de 60 000 €</text:p>
          </table:table-cell>
          <table:covered-table-cell table:number-columns-repeated="5"/>
          <table:table-cell office:value-type="float" office:value="33">
            <text:p>33</text:p>
          </table:table-cell>
          <table:table-cell table:style-name="ce4" table:number-columns-spanned="3" table:number-rows-spanned="1"/>
          <table:covered-table-cell table:number-columns-repeated="2" table:style-name="ce15"/>
          <table:table-cell table:number-columns-repeated="3"/>
        </table:table-row>
        <table:table-row table:style-name="ro1">
          <table:table-cell table:style-name="ce3" office:value-type="string" table:number-columns-spanned="6" table:number-rows-spanned="1">
            <text:p>Total des dépenses de collection (ligne 32 + ligne 33)</text:p>
          </table:table-cell>
          <table:covered-table-cell table:number-columns-repeated="5"/>
          <table:table-cell office:value-type="float" office:value="34">
            <text:p>34</text:p>
          </table:table-cell>
          <table:table-cell table:style-name="ce4" table:number-columns-spanned="3" table:number-rows-spanned="1"/>
          <table:covered-table-cell table:number-columns-repeated="2"/>
          <table:table-cell table:number-columns-repeated="3"/>
        </table:table-row>
        <table:table-row table:style-name="ro1">
          <table:table-cell table:style-name="ce3" office:value-type="string" table:number-columns-spanned="6" table:number-rows-spanned="1">
            <text:p>Montant des subventions publiques remboursables ou non ('5')</text:p>
          </table:table-cell>
          <table:covered-table-cell table:number-columns-repeated="5"/>
          <table:table-cell office:value-type="float" office:value="35">
            <text:p>35</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Montant des dépenses exposées auprès de tiers au titre de prestations de conseil pour l’octroi du bénéfice du crédit d’impôt ('6')</text:p>
          </table:table-cell>
          <table:covered-table-cell table:number-columns-repeated="5"/>
          <table:table-cell office:value-type="float" office:value="36" table:number-columns-spanned="1" table:number-rows-spanned="2">
            <text:p>36</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3" office:value-type="string" table:number-columns-spanned="6" table:number-rows-spanned="1">
            <text:p>Montant des remboursements de subventions publiques ('7')</text:p>
          </table:table-cell>
          <table:covered-table-cell table:number-columns-repeated="5" table:style-name="ce3"/>
          <table:table-cell office:value-type="float" office:value="37">
            <text:p>37</text:p>
          </table:table-cell>
          <table:table-cell table:style-name="ce4" table:number-columns-spanned="3" table:number-rows-spanned="1"/>
          <table:covered-table-cell table:number-columns-repeated="2"/>
          <table:table-cell table:number-columns-repeated="3"/>
        </table:table-row>
        <table:table-row table:style-name="ro2">
          <table:table-cell table:style-name="ce5" office:value-type="string" table:number-columns-spanned="6" table:number-rows-spanned="1">
            <text:p>Montant net total des dépenses de collection (ligne 34 - ligne 35 - ligne 36 + ligne 37)</text:p>
          </table:table-cell>
          <table:covered-table-cell table:number-columns-repeated="5"/>
          <table:table-cell office:value-type="string">
            <text:p>38a</text:p>
          </table:table-cell>
          <table:table-cell table:style-name="ce4" table:number-columns-spanned="3" table:number-rows-spanned="1"/>
          <table:covered-table-cell table:number-columns-repeated="2" table:style-name="ce15"/>
          <table:table-cell table:number-columns-repeated="3"/>
        </table:table-row>
        <table:table-row table:style-name="ro1">
          <table:table-cell table:style-name="ce5" office:value-type="string" table:number-columns-spanned="6" table:number-rows-spanned="2">
            <text:p>Dont montant net des dépenses de collection exposées dans des exploitations situées dans un DOM</text:p>
          </table:table-cell>
          <table:covered-table-cell table:number-columns-repeated="5"/>
          <table:table-cell office:value-type="string" table:number-columns-spanned="1" table:number-rows-spanned="2">
            <text:p>38b</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Default" table:number-columns-repeated="10"/>
          <table:table-cell table:number-columns-repeated="3"/>
        </table:table-row>
        <table:table-row table:style-name="ro1">
          <table:table-cell table:style-name="ce5" office:value-type="string" table:number-columns-spanned="6" table:number-rows-spanned="2">
            <text:p>MONTANT NET TOTAL DES DÉPENSES DE RECHERCHE ET DE COLLECTION (ligne 31a + ligne 38a)</text:p>
          </table:table-cell>
          <table:covered-table-cell table:number-columns-repeated="5"/>
          <table:table-cell office:value-type="string" table:number-columns-spanned="1" table:number-rows-spanned="2">
            <text:p>39a</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Dont montant net des dépenses de recherche et de collection exposées dans des exploitations situées dans un DOM (ligne 31b + ligne 38b)</text:p>
          </table:table-cell>
          <table:covered-table-cell table:number-columns-repeated="5"/>
          <table:table-cell office:value-type="string" table:number-columns-spanned="1" table:number-rows-spanned="2">
            <text:p>39b</text:p>
          </table:table-cell>
          <table:table-cell table:style-name="ce4" table:number-columns-spanned="3" table:number-rows-spanned="2"/>
          <table:covered-table-cell table:number-columns-repeated="2" table:style-name="ce15"/>
          <table:table-cell table:number-columns-repeated="3"/>
        </table:table-row>
        <table:table-row table:style-name="ro1">
          <table:covered-table-cell table:number-columns-repeated="6"/>
          <table:covered-table-cell table:style-name="ce7"/>
          <table:covered-table-cell table:number-columns-repeated="3" table:style-name="ce15"/>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10" table:number-rows-spanned="1">
            <text:p>III - CALCUL DU CRÉDIT D’IMPÔT AU TITRE DES DÉPENSES DE RECHERCHE ET DE COLLECTION</text:p>
          </table:table-cell>
          <table:covered-table-cell table:number-columns-repeated="9" table:style-name="Default"/>
          <table:table-cell table:number-columns-repeated="3"/>
        </table:table-row>
        <table:table-row table:style-name="ro1">
          <table:table-cell table:style-name="ce3" office:value-type="string" table:number-columns-spanned="10" table:number-rows-spanned="1">
            <text:p>A. LORSQUE LES DÉPENSES PORTÉES LIGNE 39a N’EXCÈDENT PAS 100 000 000 €</text:p>
          </table:table-cell>
          <table:covered-table-cell table:number-columns-repeated="9" table:style-name="Default"/>
          <table:table-cell table:number-columns-repeated="3"/>
        </table:table-row>
        <table:table-row table:style-name="ro1">
          <table:table-cell table:style-name="ce3" office:value-type="string" table:number-columns-spanned="10" table:number-rows-spanned="1">
            <text:p>DÉTERMINATION DU CRÉDIT D’IMPÔT POUR LES DÉPENSES DE RECHERCHE</text:p>
          </table:table-cell>
          <table:covered-table-cell table:number-columns-repeated="9" table:style-name="Default"/>
          <table:table-cell table:number-columns-repeated="3"/>
        </table:table-row>
        <table:table-row table:style-name="ro1">
          <table:table-cell table:style-name="Default" table:number-columns-repeated="10"/>
          <table:table-cell table:number-columns-repeated="3"/>
        </table:table-row>
        <table:table-row table:style-name="ro1">
          <table:table-cell table:style-name="ce6" office:value-type="string" table:number-columns-spanned="10" table:number-rows-spanned="10">
            <text:p>('5') Les subventions publiques, remboursables ou non, doivent être déduites de la base de calcul du crédit d’impôt calculé au titre de l'année ou des années au cours de laquelle ou desquelles les dépenses éligibles, que ces avances ou subventions ont vocation à couvrir, sont exposées, conformément au III de l'article 244 quater B du CGI. (BOI-BIC-RICI-10-10-30-20 § 10). ('6') Le montant des dépenses à déduire correspond soit au montant total des rémunérations allouées en contrepartie de ces prestations fixées proportionnellement au montant du crédit d’impôt obtenu par l’entreprise, soit le montant des dépenses exposées autres que les rémunérations proportionnelles excédant 15 000 € hors taxes ou 5 % du montant des dépenses éligibles au crédit d’impôt minoré des subventions publiques (cf. Notice). ('7') Le montant des remboursements de subventions publiques doit être multiplié par le rapport existant entre le taux du crédit d’impôt de l’année où la subvention remboursable a été déduite et le taux du crédit d’impôt de l’année où elle est remboursée partiellement ou totalement.</text:p>
          </table:table-cell>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6" table:number-rows-spanned="1">
            <text:p>Montant net total des dépenses de recherche (report de la ligne 31a)</text:p>
          </table:table-cell>
          <table:covered-table-cell table:number-columns-repeated="5" table:style-name="ce3"/>
          <table:table-cell office:value-type="string">
            <text:p>40a</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Dont montant net total des dépenses de recherche exposées dans des exploitations situées dans un DOM (report de la ligne 31b)</text:p>
          </table:table-cell>
          <table:covered-table-cell table:number-columns-repeated="5"/>
          <table:table-cell office:value-type="string" table:number-columns-spanned="1" table:number-rows-spanned="2">
            <text:p>40b</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2">
          <table:table-cell table:style-name="ce5" office:value-type="string" table:number-columns-spanned="6" table:number-rows-spanned="1">
            <text:p>Montant du crédit d’impôt [(ligne 40a - ligne 40b) × 30 % + ligne 40b x 50 %] ('8')</text:p>
          </table:table-cell>
          <table:covered-table-cell table:number-columns-repeated="5"/>
          <table:table-cell office:value-type="float" office:value="41">
            <text:p>41</text:p>
          </table:table-cell>
          <table:table-cell table:style-name="ce4" table:number-columns-spanned="3" table:number-rows-spanned="1"/>
          <table:covered-table-cell table:number-columns-repeated="2"/>
          <table:table-cell table:number-columns-repeated="3"/>
        </table:table-row>
        <table:table-row table:style-name="ro12">
          <table:table-cell table:style-name="ce5" office:value-type="string" table:number-columns-spanned="6" table:number-rows-spanned="2">
            <text:p>Quote-part de crédit d’impôt résultant de la participation de l’entreprise dans des sociétés de personnes ou groupements assimilés (reporter le montant indiqué ligne 87a)</text:p>
          </table:table-cell>
          <table:covered-table-cell table:number-columns-repeated="5"/>
          <table:table-cell office:value-type="float" office:value="42" table:number-columns-spanned="1" table:number-rows-spanned="2">
            <text:p>42</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covered-table-cell table:style-name="ce7"/>
          <table:covered-table-cell table:number-columns-repeated="3"/>
          <table:table-cell table:number-columns-repeated="3"/>
        </table:table-row>
        <table:table-row table:style-name="ro2">
          <table:table-cell table:style-name="ce5" office:value-type="string" table:number-columns-spanned="6" table:number-rows-spanned="1">
            <text:p>Montant du crédit d’impôt pour les dépenses de recherche (ligne 41 + ligne 42)</text:p>
          </table:table-cell>
          <table:covered-table-cell table:number-columns-repeated="5"/>
          <table:table-cell office:value-type="string">
            <text:p>43a</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Dont montant du crédit d'impôt pour dépenses de recherche exposées dans des exploitations situées dans un DOM</text:p>
          </table:table-cell>
          <table:covered-table-cell table:number-columns-repeated="5"/>
          <table:table-cell office:value-type="string" table:number-columns-spanned="1" table:number-rows-spanned="2">
            <text:p>43b</text:p>
          </table:table-cell>
          <table:table-cell table:style-name="ce4" table:number-columns-spanned="3" table:number-rows-spanned="2"/>
          <table:covered-table-cell table:number-columns-repeated="2" table:style-name="ce15"/>
          <table:table-cell table:number-columns-repeated="3"/>
        </table:table-row>
        <table:table-row table:style-name="ro1">
          <table:covered-table-cell table:number-columns-repeated="6"/>
          <table:covered-table-cell table:style-name="ce7"/>
          <table:covered-table-cell table:number-columns-repeated="3" table:style-name="ce15"/>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10" table:number-rows-spanned="1">
            <text:p>DÉTERMINATION DU CRÉDIT D’IMPÔT POUR LES DÉPENSES DE COLLECTION</text:p>
          </table:table-cell>
          <table:covered-table-cell table:number-columns-repeated="9" table:style-name="ce11"/>
          <table:table-cell table:number-columns-repeated="3"/>
        </table:table-row>
        <table:table-row table:style-name="ro1">
          <table:table-cell table:style-name="ce3" office:value-type="string" table:number-columns-spanned="6" table:number-rows-spanned="1">
            <text:p>Montant net total des dépenses de collection (report de la ligne 38a)</text:p>
          </table:table-cell>
          <table:covered-table-cell table:number-columns-repeated="5" table:style-name="ce3"/>
          <table:table-cell office:value-type="string">
            <text:p>44a</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Dont montant net total des dépenses de collection exposées dans des exploitations situées dans un DOM (report de la ligne 38b)</text:p>
          </table:table-cell>
          <table:covered-table-cell table:number-columns-repeated="5"/>
          <table:table-cell office:value-type="string" table:number-columns-spanned="1" table:number-rows-spanned="2">
            <text:p>44b</text:p>
          </table:table-cell>
          <table:table-cell table:style-name="ce4" table:number-columns-spanned="3" table:number-rows-spanned="2"/>
          <table:covered-table-cell table:number-columns-repeated="2" table:style-name="ce15"/>
          <table:table-cell table:number-columns-repeated="3"/>
        </table:table-row>
        <table:table-row table:style-name="ro1">
          <table:covered-table-cell table:number-columns-repeated="6"/>
          <table:covered-table-cell table:style-name="ce7"/>
          <table:covered-table-cell table:number-columns-repeated="3" table:style-name="ce15"/>
          <table:table-cell table:number-columns-repeated="3"/>
        </table:table-row>
        <table:table-row table:style-name="ro13">
          <table:table-cell table:style-name="ce5" office:value-type="string" table:number-columns-spanned="6" table:number-rows-spanned="2">
            <text:p>Montant du crédit d’impôt pour dépenses de collection exposées par l’entreprise avant plafonnement [(ligne 44a - ligne 44b)× 30 % + ligne 44b x 50 %]8</text:p>
          </table:table-cell>
          <table:covered-table-cell table:number-columns-repeated="5"/>
          <table:table-cell office:value-type="float" office:value="45" table:number-columns-spanned="1" table:number-rows-spanned="2">
            <text:p>45</text:p>
          </table:table-cell>
          <table:table-cell table:style-name="ce4" table:number-columns-spanned="3" table:number-rows-spanned="2"/>
          <table:covered-table-cell table:number-columns-repeated="2"/>
          <table:table-cell table:number-columns-repeated="3"/>
        </table:table-row>
        <table:table-row table:style-name="ro14">
          <table:covered-table-cell table:number-columns-repeated="10"/>
          <table:table-cell table:number-columns-repeated="3"/>
        </table:table-row>
        <table:table-row table:style-name="ro15">
          <table:table-cell table:style-name="ce5" office:value-type="string" table:number-columns-spanned="6" table:number-rows-spanned="2">
            <text:p>Quote-part de crédit d’impôt résultant de la participation de l’entreprise dans des sociétés de personnes ou groupements assimilés (reporter le montant indiqué ligne 87b)</text:p>
          </table:table-cell>
          <table:covered-table-cell table:number-columns-repeated="5"/>
          <table:table-cell office:value-type="float" office:value="46" table:number-columns-spanned="1" table:number-rows-spanned="2">
            <text:p>46</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Montant du crédit d’impôt pour dépenses de collection avant plafonnement des aides (ligne 45 + ligne 46)</text:p>
          </table:table-cell>
          <table:covered-table-cell table:number-columns-repeated="5"/>
          <table:table-cell office:value-type="string" table:number-columns-spanned="1" table:number-rows-spanned="2">
            <text:p>47a</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0">
          <table:table-cell table:style-name="ce5" office:value-type="string" table:number-columns-spanned="6" table:number-rows-spanned="2">
            <text:p>Dont montant du crédit d'impôt pour dépenses de collection exposées dans des exploitations situées dans un DOM avant plafonnement </text:p>
          </table:table-cell>
          <table:covered-table-cell table:number-columns-repeated="5"/>
          <table:table-cell office:value-type="string" table:number-columns-spanned="1" table:number-rows-spanned="2">
            <text:p>47b</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3">
            <text:p>Montant des aides de minimis accordées à l'entreprise dans les conditions du règlement (UE) n° 1407/2013 de la Commission, du 18 décembre 2013, relatif à l'application des articles 107 et 108 du traité sur le fonctionnement de l'Union européenne aux aides de minimis</text:p>
          </table:table-cell>
          <table:covered-table-cell table:number-columns-repeated="5"/>
          <table:table-cell office:value-type="float" office:value="48" table:number-columns-spanned="1" table:number-rows-spanned="3">
            <text:p>48</text:p>
          </table:table-cell>
          <table:table-cell table:style-name="ce4" table:number-columns-spanned="3" table:number-rows-spanned="3"/>
          <table:covered-table-cell table:number-columns-repeated="2"/>
          <table:table-cell table:number-columns-repeated="3"/>
        </table:table-row>
        <table:table-row table:style-name="ro1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table-cell table:style-name="ce3" office:value-type="string" table:number-columns-spanned="6" table:number-rows-spanned="1">
            <text:p>Montant cumulé (ligne 47a + ligne 48)</text:p>
          </table:table-cell>
          <table:covered-table-cell table:number-columns-repeated="5" table:style-name="ce3"/>
          <table:table-cell office:value-type="float" office:value="49">
            <text:p>49</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6">
            <text:p>Montant du crédit d’impôt pour dépenses de collection après plafonnement : Si le montant ligne 48 est égal à 200 000 €, reporter zéro ligne 50a Si le montant ligne 49 est inférieur à 200 000 €, reporter à la ligne 50a le montant déterminé ligne 47a Si le montant ligne 49 est supérieur à 200 000 €, le montant à reporter ligne 50a est égal à (200 000 € - montant ligne 48)</text:p>
          </table:table-cell>
          <table:covered-table-cell table:number-columns-repeated="5"/>
          <table:table-cell office:value-type="string" table:number-columns-spanned="1" table:number-rows-spanned="6">
            <text:p>50a</text:p>
          </table:table-cell>
          <table:table-cell table:style-name="ce4" table:number-columns-spanned="3" table:number-rows-spanned="6"/>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Dont montant du crédit d'impôt pour dépenses de collection exposées dans des exploitations situées dans un DOM après plafonnement</text:p>
          </table:table-cell>
          <table:covered-table-cell table:number-columns-repeated="5"/>
          <table:table-cell office:value-type="string" table:number-columns-spanned="1" table:number-rows-spanned="2">
            <text:p>50b</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Default" table:number-columns-repeated="10"/>
          <table:table-cell table:number-columns-repeated="3"/>
        </table:table-row>
        <table:table-row table:style-name="ro1">
          <table:table-cell table:style-name="ce5" office:value-type="string" table:number-columns-spanned="6" table:number-rows-spanned="2">
            <text:p>Montant total du crédit d’impôt au titre des dépenses de recherche et de collection (ligne 43a + ligne 50a)</text:p>
          </table:table-cell>
          <table:covered-table-cell table:number-columns-repeated="5"/>
          <table:table-cell office:value-type="string" table:number-columns-spanned="1" table:number-rows-spanned="2">
            <text:p>51a</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6">
          <table:table-cell table:style-name="ce5" office:value-type="string" table:number-columns-spanned="6" table:number-rows-spanned="2">
            <text:p>Dont montant total du crédit d'impôt pour dépenses de recherche et de collection exposées dans des exploitations situées dans un DOM (ligne 43b + ligne 50b)</text:p>
          </table:table-cell>
          <table:covered-table-cell table:number-columns-repeated="5"/>
          <table:table-cell office:value-type="string" table:number-columns-spanned="1" table:number-rows-spanned="2">
            <text:p>51b</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10" table:number-rows-spanned="1">
            <text:p>B. LORSQUE LES DÉPENSES PORTÉES LIGNE 39a SONT SUPÉRIEURES À 100 000 000 €</text:p>
          </table:table-cell>
          <table:covered-table-cell table:number-columns-repeated="9" table:style-name="ce11"/>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10" table:number-rows-spanned="1">
            <text:p>DÉTERMINATION DU CRÉDIT D’IMPÔT POUR LES DÉPENSES DE RECHERCHE</text:p>
          </table:table-cell>
          <table:covered-table-cell table:number-columns-repeated="9" table:style-name="Default"/>
          <table:table-cell table:number-columns-repeated="3"/>
        </table:table-row>
        <table:table-row table:style-name="ro1">
          <table:table-cell table:style-name="ce5" office:value-type="string" table:number-columns-spanned="6" table:number-rows-spanned="2">
            <text:p>Montant net total des dépenses de recherche limité à 100 000 000 € (montant indiqué ligne 31a dans la limite de 100 000 000 €) </text:p>
          </table:table-cell>
          <table:covered-table-cell table:number-columns-repeated="5" table:style-name="ce8"/>
          <table:table-cell office:value-type="string" table:number-columns-spanned="1" table:number-rows-spanned="2">
            <text:p>52a</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style-name="ce8"/>
          <table:covered-table-cell table:number-columns-repeated="4"/>
          <table:table-cell table:number-columns-repeated="3"/>
        </table:table-row>
        <table:table-row table:style-name="ro17">
          <table:table-cell table:style-name="ce5" office:value-type="string" table:number-columns-spanned="6" table:number-rows-spanned="2">
            <text:p>Dont montant net total des dépenses de recherche exposées dans des exploitations situées dans un DOM (report de la ligne 31b dans la limite de 100 000 000 €)</text:p>
          </table:table-cell>
          <table:covered-table-cell table:number-columns-repeated="5"/>
          <table:table-cell office:value-type="string" table:number-columns-spanned="1" table:number-rows-spanned="2">
            <text:p>52b</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Montant du crédit d’impôt relatif aux dépenses de recherche [(ligne 52a - ligne 52b) x 30 % + ligne 52b x 50 %]8</text:p>
          </table:table-cell>
          <table:covered-table-cell table:number-columns-repeated="5"/>
          <table:table-cell office:value-type="float" office:value="53" table:number-columns-spanned="1" table:number-rows-spanned="2">
            <text:p>53</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Indiquer la part des dépenses de recherche supérieure à 100 000 000 € (ligne 31a - 100 000 000 €)</text:p>
          </table:table-cell>
          <table:covered-table-cell table:number-columns-repeated="5"/>
          <table:table-cell office:value-type="float" office:value="54" table:number-columns-spanned="1" table:number-rows-spanned="2">
            <text:p>54</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Puis déterminer le montant du crédit d’impôt relatif à la fraction supérieure à 100 000 000 € (ligne 54 × 5 %) </text:p>
          </table:table-cell>
          <table:covered-table-cell table:number-columns-repeated="5"/>
          <table:table-cell office:value-type="float" office:value="55" table:number-columns-spanned="1" table:number-rows-spanned="2">
            <text:p>55</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3" office:value-type="string" table:number-columns-spanned="6" table:number-rows-spanned="1">
            <text:p>Montant total du crédit d’impôt (ligne 53 + ligne 55)</text:p>
          </table:table-cell>
          <table:covered-table-cell table:number-columns-repeated="5" table:style-name="ce3"/>
          <table:table-cell office:value-type="float" office:value="56">
            <text:p>56</text:p>
          </table:table-cell>
          <table:table-cell table:style-name="ce4" table:number-columns-spanned="3" table:number-rows-spanned="1"/>
          <table:covered-table-cell table:number-columns-repeated="2"/>
          <table:table-cell table:number-columns-repeated="3"/>
        </table:table-row>
        <table:table-row table:style-name="ro16">
          <table:table-cell table:style-name="ce5" office:value-type="string" table:number-columns-spanned="6" table:number-rows-spanned="2">
            <text:p>Quote-part de crédit d’impôt résultant de la participation de l’entreprise dans des sociétés de personnes ou groupements assimilés (reporter le montant indiqué ligne 87a)</text:p>
          </table:table-cell>
          <table:covered-table-cell table:number-columns-repeated="5"/>
          <table:table-cell office:value-type="float" office:value="57" table:number-columns-spanned="1" table:number-rows-spanned="2">
            <text:p>57</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2">
          <table:table-cell table:style-name="ce5" office:value-type="string" table:number-columns-spanned="6" table:number-rows-spanned="1">
            <text:p>Montant du crédit d’impôt pour les dépenses de recherche (ligne 56 + ligne 57)</text:p>
          </table:table-cell>
          <table:covered-table-cell table:number-columns-repeated="5"/>
          <table:table-cell office:value-type="string">
            <text:p>58a</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Dont montant du crédit d'impôt pour dépenses de recherche exposées dans des exploitations situées dans un DOM </text:p>
          </table:table-cell>
          <table:covered-table-cell table:number-columns-repeated="5"/>
          <table:table-cell office:value-type="string" table:number-columns-spanned="1" table:number-rows-spanned="2">
            <text:p>58b</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covered-table-cell table:style-name="ce7"/>
          <table:covered-table-cell table:number-columns-repeated="3"/>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10" table:number-rows-spanned="1">
            <text:p>DÉTERMINATION DU CRÉDIT D’IMPÔT POUR LES DÉPENSES DE COLLECTION</text:p>
          </table:table-cell>
          <table:covered-table-cell table:number-columns-repeated="9" table:style-name="Default"/>
          <table:table-cell table:number-columns-repeated="3"/>
        </table:table-row>
        <table:table-row table:style-name="ro2">
          <table:table-cell table:style-name="ce5" office:value-type="string" table:number-columns-spanned="6" table:number-rows-spanned="1">
            <text:p>Montant net total des dépenses de collection (report du montant porté ligne 38a)</text:p>
          </table:table-cell>
          <table:covered-table-cell table:number-columns-repeated="5"/>
          <table:table-cell office:value-type="string">
            <text:p>59a</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Dont montant net total des dépenses de collection exposées dans des exploitations situées dans un DOM (report de la ligne 38b)</text:p>
          </table:table-cell>
          <table:covered-table-cell table:number-columns-repeated="5" table:style-name="ce9"/>
          <table:table-cell office:value-type="string" table:number-columns-spanned="1" table:number-rows-spanned="2">
            <text:p>59b</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style-name="ce9"/>
          <table:covered-table-cell table:style-name="ce7"/>
          <table:covered-table-cell table:number-columns-repeated="3"/>
          <table:table-cell table:number-columns-repeated="3"/>
        </table:table-row>
        <table:table-row table:style-name="ro1">
          <table:table-cell table:style-name="ce3" office:value-type="string" table:number-columns-spanned="6" table:number-rows-spanned="1">
            <text:p>Plafond disponible (100 000 000 € - ligne 52a)</text:p>
          </table:table-cell>
          <table:covered-table-cell table:number-columns-repeated="5"/>
          <table:table-cell office:value-type="float" office:value="60">
            <text:p>60</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3">
            <text:p>Crédit d’impôt pour dépenses de collection exposées par l’entreprise [(Dépenses portées ligne 59a dans la limite de la ligne 60 - Dépenses portées ligne 59 b dans la limite de la ligne 60) x 30 % + (Dépenses portées ligne 59b dans la limite de la ligne 60) x 50 %8</text:p>
          </table:table-cell>
          <table:covered-table-cell table:number-columns-repeated="5"/>
          <table:table-cell office:value-type="float" office:value="61" table:number-columns-spanned="1" table:number-rows-spanned="3">
            <text:p>61</text:p>
          </table:table-cell>
          <table:table-cell table:style-name="ce4" table:number-columns-spanned="3" table:number-rows-spanned="3"/>
          <table:covered-table-cell table:number-columns-repeated="2"/>
          <table:table-cell table:number-columns-repeated="3"/>
        </table:table-row>
        <table:table-row table:style-name="ro11">
          <table:covered-table-cell table:number-columns-repeated="10"/>
          <table:table-cell table:number-columns-repeated="3"/>
        </table:table-row>
        <table:table-row table:style-name="ro7">
          <table:covered-table-cell table:number-columns-repeated="10"/>
          <table:table-cell table:number-columns-repeated="3"/>
        </table:table-row>
        <table:table-row table:style-name="ro2">
          <table:table-cell table:style-name="ce6" office:value-type="string" table:number-columns-spanned="10" table:number-rows-spanned="1">
            <text:p>('8') Ce taux est de 50 % pour les dépenses exposées à compter du 1er janvier 2015 dans des exploitations situées dans un département d'outre-mer</text:p>
          </table:table-cell>
          <table:covered-table-cell table:number-columns-repeated="9" table:style-name="Default"/>
          <table:table-cell table:number-columns-repeated="3"/>
        </table:table-row>
        <table:table-row table:style-name="ro18">
          <table:table-cell table:style-name="ce5" office:value-type="string" table:number-columns-spanned="6" table:number-rows-spanned="2">
            <text:p>Lorsque la part des dépenses de collection excède le plafond disponible [(ligne 59a - ligne 60)&gt;0] le crédit d’impôt est égal à [(ligne 59a - ligne 60) x 5 %]</text:p>
          </table:table-cell>
          <table:covered-table-cell table:number-columns-repeated="5"/>
          <table:table-cell office:value-type="float" office:value="62" table:number-columns-spanned="1" table:number-rows-spanned="2">
            <text:p>62</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Crédit d’impôt pour dépenses de collection exposées par l’entreprise avant plafonnement (ligne 61 + ligne 62) </text:p>
          </table:table-cell>
          <table:covered-table-cell table:number-columns-repeated="5"/>
          <table:table-cell office:value-type="float" office:value="63" table:number-columns-spanned="1" table:number-rows-spanned="2">
            <text:p>63</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9">
          <table:table-cell table:style-name="ce5" office:value-type="string" table:number-columns-spanned="6" table:number-rows-spanned="2">
            <text:p>Quote-part de crédit d’impôt résultant de la participation de l’entreprise dans des sociétés de personnes ou groupements assimilés (reporter le montant indiqué ligne 87b)</text:p>
          </table:table-cell>
          <table:covered-table-cell table:number-columns-repeated="5"/>
          <table:table-cell office:value-type="float" office:value="64" table:number-columns-spanned="1" table:number-rows-spanned="2">
            <text:p>64</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covered-table-cell table:style-name="ce7"/>
          <table:covered-table-cell table:number-columns-repeated="3"/>
          <table:table-cell table:number-columns-repeated="3"/>
        </table:table-row>
        <table:table-row table:style-name="ro1">
          <table:table-cell office:value-type="string" table:number-columns-spanned="6" table:number-rows-spanned="1">
            <text:p>Montant du crédit d’impôt avant plafonnement des aides (ligne 63 + ligne 64)</text:p>
          </table:table-cell>
          <table:covered-table-cell table:number-columns-repeated="5"/>
          <table:table-cell office:value-type="float" office:value="65">
            <text:p>65</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3">
            <text:p>Montant des aides de minimis accordées à l'entreprise dans les conditions du règlement (UE) n° 1407/2013 de la Commission, du 18 décembre 2013, relatif à l’application des articles 107 et 108 du traité sur le fonctionnement de l'Union européenne aux aides de minimis</text:p>
          </table:table-cell>
          <table:covered-table-cell table:number-columns-repeated="5"/>
          <table:table-cell office:value-type="float" office:value="66" table:number-columns-spanned="1" table:number-rows-spanned="3">
            <text:p>66</text:p>
          </table:table-cell>
          <table:table-cell table:style-name="ce4" table:number-columns-spanned="3" table:number-rows-spanned="3"/>
          <table:covered-table-cell table:number-columns-repeated="2"/>
          <table:table-cell table:number-columns-repeated="3"/>
        </table:table-row>
        <table:table-row table:style-name="ro8">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table-cell table:style-name="ce3" office:value-type="string" table:number-columns-spanned="6" table:number-rows-spanned="1">
            <text:p>Montant cumulé (ligne 65 + ligne 66)</text:p>
          </table:table-cell>
          <table:covered-table-cell table:number-columns-repeated="5" table:style-name="ce3"/>
          <table:table-cell office:value-type="float" office:value="67">
            <text:p>67</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6">
            <text:p>Montant du crédit d’impôt pour dépenses de collection après plafonnement : Si le montant ligne 66 est égal à 200 000 €, reporter zéro ligne 68a Si le montant ligne 67 est inférieur à 200 000 €, reporter à la ligne 68a le montant déterminé ligne 65 Si le montant ligne 67 est supérieur à 200 000 €, le montant à reporter ligne 68a est égal à (200 000 € - montant ligne 66)</text:p>
          </table:table-cell>
          <table:covered-table-cell table:number-columns-repeated="5"/>
          <table:table-cell office:value-type="string" table:number-columns-spanned="1" table:number-rows-spanned="6">
            <text:p>68a</text:p>
          </table:table-cell>
          <table:table-cell table:style-name="ce4" table:number-columns-spanned="3" table:number-rows-spanned="6"/>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Dont montant du crédit d'impôt pour dépenses de collection exposées dans des exploitations situées dans un DOM</text:p>
          </table:table-cell>
          <table:covered-table-cell table:number-columns-repeated="5"/>
          <table:table-cell office:value-type="string" table:number-columns-spanned="1" table:number-rows-spanned="2">
            <text:p>68b</text:p>
          </table:table-cell>
          <table:table-cell table:style-name="ce4" table:number-columns-spanned="3" table:number-rows-spanned="2"/>
          <table:covered-table-cell table:number-columns-repeated="2" table:style-name="ce15"/>
          <table:table-cell table:number-columns-repeated="3"/>
        </table:table-row>
        <table:table-row table:style-name="ro1">
          <table:covered-table-cell table:number-columns-repeated="6"/>
          <table:covered-table-cell table:style-name="ce7"/>
          <table:covered-table-cell table:number-columns-repeated="3" table:style-name="ce15"/>
          <table:table-cell table:number-columns-repeated="3"/>
        </table:table-row>
        <table:table-row table:style-name="ro1">
          <table:table-cell table:style-name="Default" table:number-columns-repeated="10"/>
          <table:table-cell table:number-columns-repeated="3"/>
        </table:table-row>
        <table:table-row table:style-name="ro1">
          <table:table-cell table:style-name="ce5" office:value-type="string" table:number-columns-spanned="6" table:number-rows-spanned="2">
            <text:p>Montant total du crédit d’impôt au titre des dépenses de recherche et de collection (ligne 58a + ligne 68a)</text:p>
          </table:table-cell>
          <table:covered-table-cell table:number-columns-repeated="5"/>
          <table:table-cell office:value-type="string" table:number-columns-spanned="1" table:number-rows-spanned="2">
            <text:p>69a</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Dont montant du crédit d'impôt pour dépenses de recherche et de collection exposées dans des exploitations situées dans un DOM (ligne 58b + ligne 68b)</text:p>
          </table:table-cell>
          <table:covered-table-cell table:number-columns-repeated="5"/>
          <table:table-cell office:value-type="string" table:number-columns-spanned="1" table:number-rows-spanned="2">
            <text:p>69b</text:p>
          </table:table-cell>
          <table:table-cell table:style-name="ce4" table:number-columns-spanned="3" table:number-rows-spanned="2"/>
          <table:covered-table-cell table:number-columns-repeated="2" table:style-name="ce15"/>
          <table:table-cell table:number-columns-repeated="3"/>
        </table:table-row>
        <table:table-row table:style-name="ro1">
          <table:covered-table-cell table:number-columns-repeated="6"/>
          <table:covered-table-cell table:style-name="ce7"/>
          <table:covered-table-cell table:number-columns-repeated="3" table:style-name="ce15"/>
          <table:table-cell table:number-columns-repeated="3"/>
        </table:table-row>
        <table:table-row table:style-name="ro1">
          <table:table-cell table:style-name="Default" table:number-columns-repeated="10"/>
          <table:table-cell table:number-columns-repeated="3"/>
        </table:table-row>
        <table:table-row table:style-name="ro1">
          <table:table-cell table:style-name="ce5" office:value-type="string" table:number-columns-spanned="10" table:number-rows-spanned="2">
            <text:p>IV - CALCUL DU CRÉDIT D'IMPÔT AU TITRE DES DÉPENSES D’INNOVATION ENGAGÉES PAR LES PME AU SENS DU DROIT DE L'UNION EUROPÉENNE</text:p>
          </table:table-cell>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6" table:number-rows-spanned="1">
            <text:p>DÉTERMINATION DU CRÉDIT D’IMPÔT</text:p>
          </table:table-cell>
          <table:covered-table-cell table:number-columns-repeated="5" table:style-name="ce8"/>
          <table:table-cell office:value-type="string" table:number-columns-spanned="4" table:number-rows-spanned="1">
            <text:p>ANNÉE CIVILE 2019</text:p>
          </table:table-cell>
          <table:covered-table-cell table:number-columns-repeated="3" table:style-name="ce16"/>
          <table:table-cell table:number-columns-repeated="3"/>
        </table:table-row>
        <table:table-row table:style-name="ro1">
          <table:table-cell table:style-name="ce5" office:value-type="string" table:number-columns-spanned="6" table:number-rows-spanned="2">
            <text:p>Dotations aux amortissements des immobilisations affectées aux opérations de conception de prototypes ou installations pilotes de nouveaux produits</text:p>
          </table:table-cell>
          <table:covered-table-cell table:number-columns-repeated="5"/>
          <table:table-cell office:value-type="float" office:value="70" table:number-columns-spanned="1" table:number-rows-spanned="2">
            <text:p>70</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Dépenses de personnel affecté à la réalisation d’opérations de conception de prototypes ou installations pilotes de nouveaux produits</text:p>
          </table:table-cell>
          <table:covered-table-cell table:number-columns-repeated="5"/>
          <table:table-cell office:value-type="float" office:value="71" table:number-columns-spanned="1" table:number-rows-spanned="2">
            <text:p>71</text:p>
          </table:table-cell>
          <table:table-cell table:style-name="ce4" table:number-columns-spanned="3" table:number-rows-spanned="2"/>
          <table:covered-table-cell table:number-columns-repeated="2"/>
          <table:table-cell table:number-columns-repeated="3"/>
        </table:table-row>
        <table:table-row table:style-name="ro10">
          <table:covered-table-cell table:number-columns-repeated="10"/>
          <table:table-cell table:number-columns-repeated="3"/>
        </table:table-row>
        <table:table-row table:style-name="ro1">
          <table:table-cell table:style-name="ce3" office:value-type="string" table:number-columns-spanned="6" table:number-rows-spanned="1">
            <text:p>Autres dépenses de fonctionnement [(ligne 70 × 75 %) + (ligne 71 × 50 %)]</text:p>
          </table:table-cell>
          <table:covered-table-cell table:number-columns-repeated="5" table:style-name="ce3"/>
          <table:table-cell office:value-type="float" office:value="72">
            <text:p>72</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Dotations aux amortissements, frais de prise et de maintenance de brevets et de certificats d’obtention végétale, frais de dépôt de dessins et modèles </text:p>
          </table:table-cell>
          <table:covered-table-cell table:number-columns-repeated="5" table:style-name="ce3"/>
          <table:table-cell office:value-type="float" office:value="73" table:number-columns-spanned="1" table:number-rows-spanned="2">
            <text:p>73</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style-name="ce3"/>
          <table:covered-table-cell table:number-columns-repeated="4"/>
          <table:table-cell table:number-columns-repeated="3"/>
        </table:table-row>
        <table:table-row table:style-name="ro2">
          <table:table-cell table:style-name="ce5" office:value-type="string" table:number-columns-spanned="6" table:number-rows-spanned="1">
            <text:p>Frais de défense des brevets, certificats d’obtention végétale, dessins et modèles</text:p>
          </table:table-cell>
          <table:covered-table-cell table:number-columns-repeated="5" table:style-name="ce3"/>
          <table:table-cell office:value-type="float" office:value="74">
            <text:p>74</text:p>
          </table:table-cell>
          <table:table-cell table:style-name="ce4" table:number-columns-spanned="3" table:number-rows-spanned="1"/>
          <table:covered-table-cell table:number-columns-repeated="2"/>
          <table:table-cell table:number-columns-repeated="3"/>
        </table:table-row>
        <table:table-row table:style-name="ro2">
          <table:table-cell table:style-name="ce5" office:value-type="string" table:number-columns-spanned="6" table:number-rows-spanned="1">
            <text:p>Opérations confiées à des entreprises ou bureaux d’études et d’ingénierie agréés</text:p>
          </table:table-cell>
          <table:covered-table-cell table:number-columns-repeated="5" table:style-name="ce3"/>
          <table:table-cell office:value-type="float" office:value="75">
            <text:p>75</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Montant total des dépenses d’innovation réalisées par l’entreprise (ligne 70 + ligne 71 + ligne 72 + ligne 73 + ligne 74 + ligne 75)</text:p>
          </table:table-cell>
          <table:covered-table-cell table:number-columns-repeated="5" table:style-name="ce3"/>
          <table:table-cell office:value-type="float" office:value="76" table:number-columns-spanned="1" table:number-rows-spanned="2">
            <text:p>76</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style-name="ce8"/>
          <table:covered-table-cell table:style-name="ce14"/>
          <table:covered-table-cell table:number-columns-repeated="3" table:style-name="ce11"/>
          <table:table-cell table:number-columns-repeated="3"/>
        </table:table-row>
        <table:table-row table:style-name="ro2">
          <table:table-cell table:style-name="ce5" office:value-type="string" table:number-columns-spanned="6" table:number-rows-spanned="1">
            <text:p>Total des dépenses d’innovation après plafonnement (ligne 76 dans la limite de 400 000 €) </text:p>
          </table:table-cell>
          <table:covered-table-cell table:number-columns-repeated="5"/>
          <table:table-cell office:value-type="float" office:value="77">
            <text:p>77</text:p>
          </table:table-cell>
          <table:table-cell table:style-name="ce4" table:number-columns-spanned="3" table:number-rows-spanned="1"/>
          <table:covered-table-cell table:number-columns-repeated="2"/>
          <table:table-cell table:number-columns-repeated="3"/>
        </table:table-row>
        <table:table-row table:style-name="ro1">
          <table:table-cell table:style-name="ce3" office:value-type="string" table:number-columns-spanned="6" table:number-rows-spanned="1">
            <text:p>Montant des subventions publiques remboursables ou non ('9')</text:p>
          </table:table-cell>
          <table:covered-table-cell table:number-columns-repeated="5"/>
          <table:table-cell office:value-type="float" office:value="78">
            <text:p>78</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Pour les sous-traitants, montant des sommes encaissées au titre des travaux d’innovation qui leur ont été confiées</text:p>
          </table:table-cell>
          <table:covered-table-cell table:number-columns-repeated="5"/>
          <table:table-cell office:value-type="float" office:value="79" table:number-columns-spanned="1" table:number-rows-spanned="2">
            <text:p>79</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5" office:value-type="string" table:number-columns-spanned="6" table:number-rows-spanned="2">
            <text:p>Montant des dépenses exposées auprès de tiers au titre de prestations de conseil pour l’octroi du bénéfice du crédit d’impôt10</text:p>
          </table:table-cell>
          <table:covered-table-cell table:number-columns-repeated="5"/>
          <table:table-cell office:value-type="float" office:value="80" table:number-columns-spanned="1" table:number-rows-spanned="2">
            <text:p>80</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1">
          <table:table-cell table:style-name="ce3" office:value-type="string" table:number-columns-spanned="6" table:number-rows-spanned="1">
            <text:p>Montant des remboursements de subventions publiques ('11')</text:p>
          </table:table-cell>
          <table:covered-table-cell table:number-columns-repeated="5"/>
          <table:table-cell office:value-type="float" office:value="81">
            <text:p>81</text:p>
          </table:table-cell>
          <table:table-cell table:style-name="ce4" table:number-columns-spanned="3" table:number-rows-spanned="1"/>
          <table:covered-table-cell table:number-columns-repeated="2"/>
          <table:table-cell table:number-columns-repeated="3"/>
        </table:table-row>
        <table:table-row table:style-name="ro2">
          <table:table-cell table:style-name="ce5" office:value-type="string" table:number-columns-spanned="6" table:number-rows-spanned="1">
            <text:p>Montant net des dépenses d'innovation (ligne 77 - ligne 78 - ligne 79 - ligne 80 + ligne 81)</text:p>
          </table:table-cell>
          <table:covered-table-cell table:number-columns-repeated="5"/>
          <table:table-cell office:value-type="string">
            <text:p>82a</text:p>
          </table:table-cell>
          <table:table-cell table:style-name="ce4" table:number-columns-spanned="3" table:number-rows-spanned="1"/>
          <table:covered-table-cell table:number-columns-repeated="2"/>
          <table:table-cell table:number-columns-repeated="3"/>
        </table:table-row>
        <table:table-row table:style-name="ro1">
          <table:table-cell table:style-name="ce5" office:value-type="string" table:number-columns-spanned="6" table:number-rows-spanned="2">
            <text:p>Dont montant net des dépenses d'innovation exposées dans des exploitations situées dans un DOM</text:p>
          </table:table-cell>
          <table:covered-table-cell table:number-columns-repeated="5"/>
          <table:table-cell office:value-type="string" table:number-columns-spanned="1" table:number-rows-spanned="2">
            <text:p>82b</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10"/>
          <table:table-cell table:number-columns-repeated="3"/>
        </table:table-row>
        <table:table-row table:style-name="ro2">
          <table:table-cell table:style-name="ce5" office:value-type="string" table:number-columns-spanned="6" table:number-rows-spanned="1">
            <text:p>Montant total du crédit d’impôt [(ligne 82a - ligne 82b)) x 20 % + ligne 82b x 40%]12</text:p>
          </table:table-cell>
          <table:covered-table-cell table:number-columns-repeated="5" table:style-name="ce3"/>
          <table:table-cell office:value-type="float" office:value="83">
            <text:p>83</text:p>
          </table:table-cell>
          <table:table-cell table:style-name="ce4" table:number-columns-spanned="3" table:number-rows-spanned="1"/>
          <table:covered-table-cell table:number-columns-repeated="2"/>
          <table:table-cell table:number-columns-repeated="3"/>
        </table:table-row>
        <table:table-row table:style-name="ro9">
          <table:table-cell table:style-name="ce5" office:value-type="string" table:number-columns-spanned="6" table:number-rows-spanned="2">
            <text:p>Quote-part de crédit d’impôt résultant de la participation de l’entreprise dans des sociétés de personnes ou groupements assimilés (reporter le montant indiqué ligne 87c)</text:p>
          </table:table-cell>
          <table:covered-table-cell table:number-columns-repeated="5"/>
          <table:table-cell office:value-type="float" office:value="84" table:number-columns-spanned="1" table:number-rows-spanned="2">
            <text:p>84</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covered-table-cell table:style-name="ce7"/>
          <table:covered-table-cell table:number-columns-repeated="3"/>
          <table:table-cell table:number-columns-repeated="3"/>
        </table:table-row>
        <table:table-row table:style-name="ro2">
          <table:table-cell table:style-name="ce5" office:value-type="string" table:number-columns-spanned="6" table:number-rows-spanned="1">
            <text:p>Montant du crédit d’impôt au titre des dépenses d’innovation (ligne 83 + ligne 84)</text:p>
          </table:table-cell>
          <table:covered-table-cell table:number-columns-repeated="5"/>
          <table:table-cell office:value-type="string">
            <text:p>85a</text:p>
          </table:table-cell>
          <table:table-cell table:style-name="ce4" table:number-columns-spanned="3" table:number-rows-spanned="1"/>
          <table:covered-table-cell table:number-columns-repeated="2" table:style-name="ce15"/>
          <table:table-cell table:number-columns-repeated="3"/>
        </table:table-row>
        <table:table-row table:style-name="ro1">
          <table:table-cell table:style-name="ce5" office:value-type="string" table:number-columns-spanned="6" table:number-rows-spanned="2">
            <text:p>Dont montant du crédit d'impôt pour dépenses d'innovation exposées dans des exploitations situées dans un DOM</text:p>
          </table:table-cell>
          <table:covered-table-cell table:number-columns-repeated="5"/>
          <table:table-cell office:value-type="string" table:number-columns-spanned="1" table:number-rows-spanned="2">
            <text:p>85b</text:p>
          </table:table-cell>
          <table:table-cell table:style-name="ce4" table:number-columns-spanned="3" table:number-rows-spanned="2"/>
          <table:covered-table-cell table:number-columns-repeated="2" table:style-name="ce15"/>
          <table:table-cell table:number-columns-repeated="3"/>
        </table:table-row>
        <table:table-row table:style-name="ro1">
          <table:covered-table-cell table:number-columns-repeated="6"/>
          <table:covered-table-cell table:style-name="ce7"/>
          <table:covered-table-cell table:number-columns-repeated="3" table:style-name="ce15"/>
          <table:table-cell table:number-columns-repeated="3"/>
        </table:table-row>
        <table:table-row table:style-name="ro1">
          <table:table-cell table:style-name="ce6" office:value-type="string" table:number-columns-spanned="10" table:number-rows-spanned="9">
            <text:p>('9') Les subventions publiques, remboursables ou non, doivent être déduites de la base de calcul du crédit d’impôt calculé au titre de l'année ou des années au cours de laquelle ou desquelles les dépenses éligibles, que ces avances ou subventions ont vocation à couvrir, sont exposées, conformément au III de l'article 244 quater B du CGI. (BOI-BIC-RICI-10-10-30-20 § 10). ('10') Le montant des dépenses à déduire correspond soit au montant total des rémunérations allouées en contrepartie de ces prestations fixées proportionnellement au montant du crédit d’impôt obtenu par l’entreprise, soit le montant des dépenses exposées autres que les rémunérations proportionnelles excédant 15 000 € hors taxes ou 5 % du montant des dépenses éligibles au crédit d’impôt minoré des subventions publiques (cf. Notice). ('11') Le montant des remboursements de subventions publiques doit être multiplié par le rapport existant entre le taux du crédit d’impôt de l’année où la subvention remboursable a été déduite et le taux du crédit d’impôt de l’année où elle est remboursée partiellement ou totalement. ('12') Ce taux est porté à 40 % pour les dépenses exposées à compter du 1er janvier 2015 dans des exploitations situées dans un département d’outre-mer</text:p>
          </table:table-cell>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20">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table-cell table:style-name="Default" table:number-columns-repeated="10"/>
          <table:table-cell table:number-columns-repeated="3"/>
        </table:table-row>
        <table:table-row table:style-name="ro1">
          <table:table-cell table:style-name="ce5" office:value-type="string" table:number-columns-spanned="6" table:number-rows-spanned="2">
            <text:p>Montant total du crédit d’impôt au titre des dépenses de recherche, de collection et d’innovation (ligne 51a ou 69a + ligne 85a)</text:p>
          </table:table-cell>
          <table:covered-table-cell table:number-columns-repeated="5" table:style-name="Default"/>
          <table:table-cell office:value-type="string" table:number-columns-spanned="1" table:number-rows-spanned="2">
            <text:p>86a</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style-name="Default"/>
          <table:covered-table-cell table:style-name="ce13"/>
          <table:covered-table-cell table:number-columns-repeated="3"/>
          <table:table-cell table:number-columns-repeated="3"/>
        </table:table-row>
        <table:table-row table:style-name="ro14">
          <table:table-cell table:style-name="ce5" office:value-type="string" table:number-columns-spanned="6" table:number-rows-spanned="2">
            <text:p>Dont montant du crédit d'impôt pour dépenses de recherche, de collection et d'innovation exposées dans des exploitations situées dans un DOM (ligne 51b ou 69b + ligne 85b)</text:p>
          </table:table-cell>
          <table:covered-table-cell table:number-columns-repeated="5" table:style-name="ce3"/>
          <table:table-cell office:value-type="string" table:number-columns-spanned="1" table:number-rows-spanned="2">
            <text:p>86b</text:p>
          </table:table-cell>
          <table:table-cell table:style-name="ce4" table:number-columns-spanned="3" table:number-rows-spanned="2"/>
          <table:covered-table-cell table:number-columns-repeated="2"/>
          <table:table-cell table:number-columns-repeated="3"/>
        </table:table-row>
        <table:table-row table:style-name="ro1">
          <table:covered-table-cell table:number-columns-repeated="6" table:style-name="ce3"/>
          <table:covered-table-cell table:number-columns-repeated="4"/>
          <table:table-cell table:number-columns-repeated="3"/>
        </table:table-row>
        <table:table-row table:style-name="ro1">
          <table:table-cell table:style-name="Default" table:number-columns-repeated="10"/>
          <table:table-cell table:number-columns-repeated="3"/>
        </table:table-row>
        <table:table-row table:style-name="ro1">
          <table:table-cell table:style-name="ce5" office:value-type="string" table:number-columns-spanned="11" table:number-rows-spanned="2">
            <text:p>V - CADRE À SERVIR PAR LES ENTREPRISES DÉCLARANTES QUI DÉTIENNENT DES PARTICIPATIONS DANS DES SOCIÉTÉS DE PERSONNES OU GROUPEMENTS ASSIMILÉS</text:p>
          </table:table-cell>
          <table:covered-table-cell table:number-columns-repeated="9" table:style-name="Default"/>
          <table:covered-table-cell/>
          <table:table-cell table:number-columns-repeated="2"/>
        </table:table-row>
        <table:table-row table:style-name="ro1">
          <table:covered-table-cell table:number-columns-repeated="10" table:style-name="Default"/>
          <table:covered-table-cell/>
          <table:table-cell table:number-columns-repeated="2"/>
        </table:table-row>
        <table:table-row table:style-name="ro1">
          <table:table-cell table:style-name="ce5" office:value-type="string" table:number-columns-spanned="3" table:number-rows-spanned="3">
            <text:p>Nom et adresse des sociétés de personnes ou groupements assimilés et n° SIREN (pour les entreprises)</text:p>
          </table:table-cell>
          <table:covered-table-cell table:number-columns-repeated="2"/>
          <table:table-cell table:style-name="ce5" office:value-type="string" table:number-columns-spanned="2" table:number-rows-spanned="3">
            <text:p>% de droits détenus dans la société</text:p>
          </table:table-cell>
          <table:covered-table-cell/>
          <table:table-cell table:style-name="ce3" office:value-type="string" table:number-columns-spanned="6" table:number-rows-spanned="1">
            <text:p>Quote-part du crédit d’impôt</text:p>
          </table:table-cell>
          <table:covered-table-cell table:number-columns-repeated="4" table:style-name="ce7"/>
          <table:covered-table-cell table:style-name="ce8"/>
          <table:table-cell table:number-columns-repeated="2"/>
        </table:table-row>
        <table:table-row table:style-name="ro1">
          <table:covered-table-cell table:number-columns-repeated="5"/>
          <table:table-cell table:style-name="ce5" office:value-type="string" table:number-columns-spanned="2" table:number-rows-spanned="2">
            <text:p>Pour dépenses de recherche</text:p>
          </table:table-cell>
          <table:covered-table-cell table:style-name="ce7"/>
          <table:table-cell table:style-name="ce5" office:value-type="string" table:number-columns-spanned="2" table:number-rows-spanned="2">
            <text:p>Pour dépenses de collection</text:p>
          </table:table-cell>
          <table:covered-table-cell table:style-name="ce7"/>
          <table:table-cell table:style-name="ce5" office:value-type="string" table:number-columns-spanned="2" table:number-rows-spanned="2">
            <text:p>Pour dépenses d’innovation</text:p>
          </table:table-cell>
          <table:covered-table-cell table:style-name="ce8"/>
          <table:table-cell table:number-columns-repeated="2"/>
        </table:table-row>
        <table:table-row table:style-name="ro1">
          <table:covered-table-cell table:number-columns-repeated="6"/>
          <table:covered-table-cell table:number-columns-repeated="4" table:style-name="ce7"/>
          <table:covered-table-cell table:style-name="ce8"/>
          <table:table-cell table:number-columns-repeated="2"/>
        </table:table-row>
        <table:table-row table:style-name="ro1">
          <table:table-cell table:style-name="ce10" table:number-columns-spanned="3" table:number-rows-spanned="1"/>
          <table:covered-table-cell table:number-columns-repeated="2"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number-columns-repeated="2"/>
        </table:table-row>
        <table:table-row table:style-name="ro1">
          <table:table-cell table:style-name="ce10" table:number-columns-spanned="3" table:number-rows-spanned="1"/>
          <table:covered-table-cell table:number-columns-repeated="2"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number-columns-repeated="2"/>
        </table:table-row>
        <table:table-row table:style-name="ro1">
          <table:table-cell table:style-name="ce10" table:number-columns-spanned="3" table:number-rows-spanned="1"/>
          <table:covered-table-cell table:number-columns-repeated="2"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number-columns-repeated="2"/>
        </table:table-row>
        <table:table-row table:style-name="ro1">
          <table:table-cell table:style-name="ce10" table:number-columns-spanned="3" table:number-rows-spanned="1"/>
          <table:covered-table-cell table:number-columns-repeated="2"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number-columns-repeated="2"/>
        </table:table-row>
        <table:table-row table:style-name="ro1">
          <table:table-cell table:style-name="ce3" office:value-type="string" table:number-columns-spanned="5" table:number-rows-spanned="1">
            <text:p>TOTAL</text:p>
          </table:table-cell>
          <table:covered-table-cell table:number-columns-repeated="4" table:style-name="ce3"/>
          <table:table-cell table:style-name="ce3" office:value-type="string">
            <text:p>87a</text:p>
          </table:table-cell>
          <table:table-cell table:style-name="ce4"/>
          <table:table-cell table:style-name="ce3" office:value-type="string">
            <text:p>87b</text:p>
          </table:table-cell>
          <table:table-cell table:style-name="ce4"/>
          <table:table-cell table:style-name="ce3" office:value-type="string">
            <text:p>87c</text:p>
          </table:table-cell>
          <table:table-cell table:style-name="ce4"/>
          <table:table-cell table:number-columns-repeated="2"/>
        </table:table-row>
        <table:table-row table:style-name="ro1">
          <table:table-cell table:style-name="Default" table:number-columns-repeated="10"/>
          <table:table-cell table:number-columns-repeated="3"/>
        </table:table-row>
        <table:table-row table:style-name="ro1">
          <table:table-cell table:style-name="ce5" office:value-type="string" table:number-columns-spanned="11" table:number-rows-spanned="2">
            <text:p>VI - CADRE À SERVIR POUR LA RÉPARTITION DU CRÉDIT D’IMPÔT ENTRE LES ASSOCIÉS MEMBRES DE SOCIÉTÉS DE PERSONNES OU GROUPEMENTS ASSIMILÉS</text:p>
          </table:table-cell>
          <table:covered-table-cell table:number-columns-repeated="9" table:style-name="Default"/>
          <table:covered-table-cell/>
          <table:table-cell table:number-columns-repeated="2"/>
        </table:table-row>
        <table:table-row table:style-name="ro1">
          <table:covered-table-cell table:number-columns-repeated="10" table:style-name="Default"/>
          <table:covered-table-cell/>
          <table:table-cell table:number-columns-repeated="2"/>
        </table:table-row>
        <table:table-row table:style-name="ro1">
          <table:table-cell table:style-name="ce5" office:value-type="string" table:number-columns-spanned="3" table:number-rows-spanned="3">
            <text:p>Nom et adresse des sociétés de personnes ou groupements assimilés et n° SIREN (pour les entreprises)</text:p>
          </table:table-cell>
          <table:covered-table-cell table:number-columns-repeated="2"/>
          <table:table-cell table:style-name="ce5" office:value-type="string" table:number-columns-spanned="2" table:number-rows-spanned="3">
            <text:p>% de droits détenus dans la société</text:p>
          </table:table-cell>
          <table:covered-table-cell/>
          <table:table-cell table:style-name="ce3" office:value-type="string" table:number-columns-spanned="6" table:number-rows-spanned="1">
            <text:p>Quote-part du crédit d’impôt</text:p>
          </table:table-cell>
          <table:covered-table-cell table:number-columns-repeated="4" table:style-name="ce7"/>
          <table:covered-table-cell/>
          <table:table-cell table:number-columns-repeated="2"/>
        </table:table-row>
        <table:table-row table:style-name="ro1">
          <table:covered-table-cell table:number-columns-repeated="5"/>
          <table:table-cell table:style-name="ce5" office:value-type="string" table:number-columns-spanned="2" table:number-rows-spanned="2">
            <text:p>Pour dépenses de recherche</text:p>
          </table:table-cell>
          <table:covered-table-cell table:style-name="ce7"/>
          <table:table-cell table:style-name="ce5" office:value-type="string" table:number-columns-spanned="2" table:number-rows-spanned="2">
            <text:p>Pour dépenses de collection</text:p>
          </table:table-cell>
          <table:covered-table-cell table:style-name="ce7"/>
          <table:table-cell table:style-name="ce5" office:value-type="string" table:number-columns-spanned="2" table:number-rows-spanned="2">
            <text:p>Pour dépenses d’innovation</text:p>
          </table:table-cell>
          <table:covered-table-cell/>
          <table:table-cell table:number-columns-repeated="2"/>
        </table:table-row>
        <table:table-row table:style-name="ro1">
          <table:covered-table-cell table:number-columns-repeated="6"/>
          <table:covered-table-cell table:number-columns-repeated="4" table:style-name="ce7"/>
          <table:covered-table-cell/>
          <table:table-cell table:number-columns-repeated="2"/>
        </table:table-row>
        <table:table-row table:style-name="ro1">
          <table:table-cell table:style-name="ce10" table:number-columns-spanned="3" table:number-rows-spanned="1"/>
          <table:covered-table-cell table:number-columns-repeated="2"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table-cell table:number-columns-repeated="2"/>
        </table:table-row>
        <table:table-row table:style-name="ro1">
          <table:table-cell table:style-name="ce10" table:number-columns-spanned="3" table:number-rows-spanned="1"/>
          <table:covered-table-cell table:number-columns-repeated="2"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table-cell table:number-columns-repeated="2"/>
        </table:table-row>
        <table:table-row table:style-name="ro1">
          <table:table-cell table:style-name="ce10" table:number-columns-spanned="3" table:number-rows-spanned="1"/>
          <table:covered-table-cell table:number-columns-repeated="2"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table-cell table:number-columns-repeated="2"/>
        </table:table-row>
        <table:table-row table:style-name="ro1">
          <table:table-cell table:style-name="ce10" table:number-columns-spanned="3" table:number-rows-spanned="1"/>
          <table:covered-table-cell table:number-columns-repeated="2"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table-cell table:number-columns-repeated="2"/>
        </table:table-row>
        <table:table-row table:style-name="ro1">
          <table:table-cell table:style-name="ce3" office:value-type="string" table:number-columns-spanned="5" table:number-rows-spanned="1">
            <text:p>TOTAL</text:p>
          </table:table-cell>
          <table:covered-table-cell table:number-columns-repeated="4" table:style-name="ce3"/>
          <table:table-cell table:style-name="ce3" office:value-type="string">
            <text:p>88a</text:p>
          </table:table-cell>
          <table:table-cell table:style-name="ce4"/>
          <table:table-cell table:style-name="ce3" office:value-type="string">
            <text:p>88b</text:p>
          </table:table-cell>
          <table:table-cell table:style-name="ce4"/>
          <table:table-cell table:style-name="ce3" office:value-type="string">
            <text:p>88c</text:p>
          </table:table-cell>
          <table:table-cell table:style-name="ce10"/>
          <table:table-cell table:number-columns-repeated="2"/>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11" table:number-rows-spanned="1">
            <text:p>VII - UTILISATION DE LA CRÉANCE ('13')</text:p>
          </table:table-cell>
          <table:covered-table-cell table:number-columns-repeated="9" table:style-name="Default"/>
          <table:covered-table-cell/>
          <table:table-cell table:number-columns-repeated="2"/>
        </table:table-row>
        <table:table-row table:style-name="ro1">
          <table:table-cell table:style-name="ce6" office:value-type="string" table:number-columns-spanned="11" table:number-rows-spanned="3">
            <text:p>VII-1. Entreprises à l’impôt sur les sociétés : reporter le montant du crédit d’impôt déterminé ligne 86a sur le relevé de solde n° 2572-SD et les montants déterminés lignes 86a et 86b sur la déclaration des réductions et crédits d’impôt n° 2069-RCI-SD.</text:p>
          </table:table-cell>
          <table:covered-table-cell table:number-columns-repeated="9" table:style-name="Default"/>
          <table:covered-table-cell/>
          <table:table-cell table:number-columns-repeated="2"/>
        </table:table-row>
        <table:table-row table:style-name="ro1">
          <table:covered-table-cell table:number-columns-repeated="10" table:style-name="Default"/>
          <table:covered-table-cell/>
          <table:table-cell table:number-columns-repeated="2"/>
        </table:table-row>
        <table:table-row table:style-name="ro1">
          <table:covered-table-cell table:number-columns-repeated="10" table:style-name="Default"/>
          <table:covered-table-cell/>
          <table:table-cell table:number-columns-repeated="2"/>
        </table:table-row>
        <table:table-row table:style-name="ro1">
          <table:table-cell table:style-name="ce6" office:value-type="string" table:number-columns-spanned="11" table:number-rows-spanned="3">
            <text:p>VII-2. Entreprises à l’impôt sur le revenu : reporter le montant du crédit d’impôt déterminé ligne 86a sur la déclaration de revenus n° 2042-C-PRO et les montants déterminés lignes 86a et 86b sur la déclaration des réductions et crédits d'impôt n° 2069-RCI-SD.</text:p>
          </table:table-cell>
          <table:covered-table-cell table:number-columns-repeated="9" table:style-name="Default"/>
          <table:covered-table-cell/>
          <table:table-cell table:number-columns-repeated="2"/>
        </table:table-row>
        <table:table-row table:style-name="ro1">
          <table:covered-table-cell table:number-columns-repeated="10" table:style-name="Default"/>
          <table:covered-table-cell/>
          <table:table-cell table:number-columns-repeated="2"/>
        </table:table-row>
        <table:table-row table:style-name="ro1">
          <table:covered-table-cell table:number-columns-repeated="10" table:style-name="Default"/>
          <table:covered-table-cell/>
          <table:table-cell table:number-columns-repeated="2"/>
        </table:table-row>
        <table:table-row table:style-name="ro1">
          <table:table-cell table:style-name="ce2" office:value-type="string" table:number-columns-spanned="11" table:number-rows-spanned="1">
            <text:p>VII-3. Mobilisation de créance auprès d’un établissement de crédit :</text:p>
          </table:table-cell>
          <table:covered-table-cell table:number-columns-repeated="9" table:style-name="Default"/>
          <table:covered-table-cell/>
          <table:table-cell table:number-columns-repeated="2"/>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6" table:number-rows-spanned="1">
            <text:p>Montant des créances dont la mobilisation est demandée </text:p>
          </table:table-cell>
          <table:covered-table-cell table:number-columns-repeated="5"/>
          <table:table-cell office:value-type="float" office:value="89">
            <text:p>89</text:p>
          </table:table-cell>
          <table:table-cell table:style-name="ce4" table:number-columns-spanned="3" table:number-rows-spanned="1"/>
          <table:covered-table-cell table:number-columns-repeated="2"/>
          <table:table-cell table:number-columns-repeated="3"/>
        </table:table-row>
        <table:table-row table:style-name="ro1">
          <table:table-cell table:style-name="Default" table:number-columns-repeated="10"/>
          <table:table-cell table:number-columns-repeated="3"/>
        </table:table-row>
        <table:table-row table:style-name="ro1">
          <table:table-cell table:style-name="ce6" office:value-type="string" table:number-columns-spanned="10" table:number-rows-spanned="3">
            <text:p>Les demandes de remboursement immédiat ou à l’issue de la période d’imputation du crédit d’impôt non imputé sur l’impôt sur les sociétés sont formulées sur l’imprimé n° 2573-SD par voie dématérialisée ou sur l’imprimé n° 2573-SD disponible sur le portail fiscal www.impots.gouv.fr.</text:p>
          </table:table-cell>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table-cell table:style-name="Default" table:number-columns-repeated="10"/>
          <table:table-cell table:number-columns-repeated="3"/>
        </table:table-row>
        <table:table-row table:style-name="ro1">
          <table:table-cell table:style-name="ce3" office:value-type="string" table:number-columns-spanned="10" table:number-rows-spanned="1">
            <text:p>VIII - SIGNATURE</text:p>
          </table:table-cell>
          <table:covered-table-cell table:number-columns-repeated="9" table:style-name="Default"/>
          <table:table-cell table:number-columns-repeated="3"/>
        </table:table-row>
        <table:table-row table:style-name="ro1">
          <table:table-cell table:style-name="ce3" office:value-type="string" table:number-columns-spanned="10" table:number-rows-spanned="1">
            <text:p>A………………………………….</text:p>
          </table:table-cell>
          <table:covered-table-cell table:number-columns-repeated="9" table:style-name="Default"/>
          <table:table-cell table:number-columns-repeated="3"/>
        </table:table-row>
        <table:table-row table:style-name="ro1">
          <table:table-cell table:style-name="ce4" table:number-columns-spanned="10" table:number-rows-spanned="2"/>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table-cell table:style-name="ce3" office:value-type="string" table:number-columns-spanned="10" table:number-rows-spanned="1">
            <text:p>Le………………………………….</text:p>
          </table:table-cell>
          <table:covered-table-cell table:number-columns-repeated="9" table:style-name="ce11"/>
          <table:table-cell table:number-columns-repeated="3"/>
        </table:table-row>
        <table:table-row table:style-name="ro1">
          <table:table-cell table:style-name="ce4" table:number-columns-spanned="10" table:number-rows-spanned="2"/>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table-cell table:style-name="ce3" office:value-type="string" table:number-columns-spanned="10" table:number-rows-spanned="1">
            <text:p>Nom, Qualité………………………………………………………….</text:p>
          </table:table-cell>
          <table:covered-table-cell table:number-columns-repeated="9" table:style-name="Default"/>
          <table:table-cell table:number-columns-repeated="3"/>
        </table:table-row>
        <table:table-row table:style-name="ro1">
          <table:table-cell table:style-name="ce4" table:number-columns-spanned="10" table:number-rows-spanned="2"/>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table-cell table:style-name="ce3" office:value-type="string" table:number-columns-spanned="10" table:number-rows-spanned="1">
            <text:p>Adresse e-mail…………………………………………………………</text:p>
          </table:table-cell>
          <table:covered-table-cell table:number-columns-repeated="9" table:style-name="ce8"/>
          <table:table-cell table:number-columns-repeated="3"/>
        </table:table-row>
        <table:table-row table:style-name="ro1">
          <table:table-cell table:style-name="ce4" table:number-columns-spanned="10" table:number-rows-spanned="2"/>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table-cell table:style-name="ce3" office:value-type="string" table:number-columns-spanned="10" table:number-rows-spanned="1">
            <text:p>Téléphone………………………</text:p>
          </table:table-cell>
          <table:covered-table-cell table:number-columns-repeated="9" table:style-name="Default"/>
          <table:table-cell table:number-columns-repeated="3"/>
        </table:table-row>
        <table:table-row table:style-name="ro1">
          <table:table-cell table:style-name="ce4" table:number-columns-spanned="10" table:number-rows-spanned="2"/>
          <table:covered-table-cell table:number-columns-repeated="9" table:style-name="ce11"/>
          <table:table-cell table:number-columns-repeated="3"/>
        </table:table-row>
        <table:table-row table:style-name="ro1">
          <table:covered-table-cell table:number-columns-repeated="10" table:style-name="ce11"/>
          <table:table-cell table:number-columns-repeated="3"/>
        </table:table-row>
        <table:table-row table:style-name="ro1">
          <table:table-cell table:style-name="ce3" office:value-type="string" table:number-columns-spanned="10" table:number-rows-spanned="1">
            <text:p>Signature</text:p>
          </table:table-cell>
          <table:covered-table-cell table:number-columns-repeated="9" table:style-name="Default"/>
          <table:table-cell table:number-columns-repeated="3"/>
        </table:table-row>
        <table:table-row table:style-name="ro1">
          <table:table-cell table:style-name="ce4" table:number-columns-spanned="10" table:number-rows-spanned="3"/>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table-cell table:style-name="Default" table:number-columns-repeated="10"/>
          <table:table-cell table:number-columns-repeated="3"/>
        </table:table-row>
        <table:table-row table:style-name="ro1">
          <table:table-cell table:style-name="ce6" office:value-type="string" table:number-columns-spanned="10" table:number-rows-spanned="4">
            <text:p>('13') S’agissant des sociétés relevant du régime de groupe prévu à l’article 223 A du CGI, la société mère joint les déclarations spéciales des sociétés du groupe y compris sa propre déclaration au relevé de solde 2572 relatif au résultat d’ensemble. Le crédit d’impôt de chaque société du groupe est porté sur la déclaration n°2058-CG.</text:p>
          </table:table-cell>
          <table:covered-table-cell table:number-columns-repeated="9"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row table:style-name="ro1">
          <table:covered-table-cell table:number-columns-repeated="10" table:style-name="Default"/>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1">21/03/2020</text:date>, <text:time>16:26: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H33M3S</meta:editing-duration>
    <meta:editing-cycles>5</meta:editing-cycles>
    <meta:generator>OpenOffice/4.1.7$Win32 OpenOffice.org_project/417m1$Build-9800</meta:generator>
    <dc:date>2020-03-21T16:26:36.57</dc:date>
    <dc:creator>Jason ALOYAU</dc:creator>
    <meta:document-statistic meta:table-count="1" meta:cell-count="320" meta:object-count="0"/>
    <meta:user-defined meta:name="Info 1"/>
    <meta:user-defined meta:name="Info 2"/>
    <meta:user-defined meta:name="Info 3"/>
    <meta:user-defined meta:name="Info 4"/>
  </office:meta>
</office:document-meta>
</file>